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OpenSymbol" svg:font-family="OpenSymbol"/>
    <style:font-face style:name="Monospace" svg:font-family="Monospace"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style:keep-together="true" fo:keep-together="auto"/>
    </style:style>
    <style:style style:name="Table2.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2.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2.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style:keep-together="true" fo:keep-together="auto"/>
    </style:style>
    <style:style style:name="Table3.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3.A4"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3.B4"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fo:font-weight="bold" style:font-size-asian="11pt" style:font-weight-asian="bold" style:font-weight-complex="bold"/>
    </style:style>
    <style:style style:name="P7" style:family="paragraph" style:parent-style-name="Standard">
      <style:paragraph-properties style:snap-to-layout-grid="false"/>
      <style:text-properties fo:font-size="11pt" style:font-size-asian="11pt"/>
    </style:style>
    <style:style style:name="P8" style:family="paragraph" style:parent-style-name="Standard">
      <style:paragraph-properties style:snap-to-layout-grid="false"/>
      <style:text-properties fo:font-size="11pt" fo:font-weight="normal" style:font-size-asian="11pt" style:font-weight-asian="normal"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margin-left="0cm" fo:margin-right="0.635cm" fo:text-indent="0cm" style:auto-text-indent="false" style:snap-to-layout-grid="false"/>
      <style:text-properties fo:font-size="12pt" style:font-size-asian="12pt"/>
    </style:style>
    <style:style style:name="P12" style:family="paragraph" style:parent-style-name="Header">
      <style:text-properties fo:language="zxx" fo:country="none" style:language-asian="zxx" style:country-asian="none"/>
    </style:style>
    <style:style style:name="P13" style:family="paragraph" style:parent-style-name="Header">
      <style:paragraph-properties>
        <style:tab-stops/>
      </style:paragraph-properties>
      <style:text-properties fo:font-size="11pt" style:font-size-asian="11pt"/>
    </style:style>
    <style:style style:name="P14" style:family="paragraph" style:parent-style-name="Header">
      <style:paragraph-properties style:snap-to-layout-grid="false">
        <style:tab-stops/>
      </style:paragraph-properties>
      <style:text-properties fo:font-size="11pt" style:font-size-asian="11pt"/>
    </style:style>
    <style:style style:name="P15" style:family="paragraph" style:parent-style-name="Main_20_Title">
      <style:paragraph-properties fo:break-before="page"/>
    </style:style>
    <style:style style:name="P16" style:family="paragraph" style:parent-style-name="Title">
      <style:paragraph-properties fo:text-align="end" style:justify-single-word="false"/>
    </style:style>
    <style:style style:name="P17" style:family="paragraph" style:parent-style-name="Tabletext">
      <style:paragraph-properties fo:text-align="center" style:justify-single-word="false"/>
      <style:text-properties fo:font-weight="bold" style:font-weight-asian="bold"/>
    </style:style>
    <style:style style:name="P18" style:family="paragraph" style:parent-style-name="Tabletext">
      <style:paragraph-properties style:snap-to-layout-grid="false"/>
    </style:style>
    <style:style style:name="P19" style:family="paragraph" style:parent-style-name="Tabletext">
      <style:paragraph-properties style:snap-to-layout-grid="false"/>
      <style:text-properties fo:language="en" fo:country="GB"/>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22" style:family="paragraph" style:parent-style-name="Text_20_body">
      <style:paragraph-properties fo:margin-left="0cm" fo:margin-right="0cm" fo:text-indent="0cm" style:auto-text-indent="false"/>
      <style:text-properties fo:font-weight="bold" style:font-weight-asian="bold" style:font-weight-complex="bold"/>
    </style:style>
    <style:style style:name="P23" style:family="paragraph" style:parent-style-name="Text_20_body" style:master-page-name="">
      <style:paragraph-properties fo:margin-left="0cm" fo:margin-right="0cm" fo:margin-top="0cm" fo:margin-bottom="0.212cm" style:line-height-at-least="0.423cm" fo:text-align="center" style:justify-single-word="false" fo:keep-together="always" fo:orphans="0" fo:widows="0" fo:text-indent="0cm" style:auto-text-indent="false" style:page-number="auto" style:writing-mode="lr-tb"/>
    </style:style>
    <style:style style:name="P24" style:family="paragraph" style:parent-style-name="Standard">
      <style:paragraph-properties fo:margin-left="0cm" fo:margin-right="0cm" fo:text-align="start" style:justify-single-word="false" fo:text-indent="0cm" style:auto-text-indent="false"/>
    </style:style>
    <style:style style:name="P25"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6" style:family="paragraph" style:parent-style-name="Heading_20_2">
      <style:text-properties fo:font-style="normal" style:text-underline-style="none" style:font-style-asian="normal" style:font-style-complex="normal"/>
    </style:style>
    <style:style style:name="P27" style:family="paragraph" style:parent-style-name="Heading_20_2">
      <style:paragraph-properties fo:margin-left="0cm" fo:margin-right="0cm" fo:text-indent="0cm" style:auto-text-indent="false"/>
      <style:text-properties fo:font-weight="bold" style:font-weight-asian="bold" style:font-weight-complex="bold"/>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fo:font-style="normal" style:text-underline-style="none" style:font-style-asian="normal" style:font-style-complex="normal"/>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text-properties fo:font-weight="normal" style:font-weight-asian="normal" style:font-weight-complex="normal"/>
    </style:style>
    <style:style style:name="P33" style:family="paragraph" style:parent-style-name="Standard" style:list-style-name="L4">
      <style:text-properties fo:font-weight="normal" style:font-weight-asian="normal" style:font-weight-complex="normal"/>
    </style:style>
    <style:style style:name="P34" style:family="paragraph" style:parent-style-name="Standard" style:list-style-name="L4"/>
    <style:style style:name="P35" style:family="paragraph" style:parent-style-name="Standard" style:list-style-name="L4">
      <style:text-properties fo:font-weight="bold" style:font-weight-asian="bold" style:font-weight-complex="bold"/>
    </style:style>
    <style:style style:name="P36" style:family="paragraph" style:parent-style-name="Standard">
      <style:text-properties fo:font-style="normal" style:text-underline-style="none" style:font-style-asian="normal" style:font-style-complex="normal"/>
    </style:style>
    <style:style style:name="P37" style:family="paragraph" style:parent-style-name="Standard">
      <style:text-properties style:font-name="Monospace" fo:font-size="10pt" fo:font-style="normal" style:text-underline-style="none" style:font-size-asian="10pt" style:font-style-asian="normal" style:font-style-complex="normal"/>
    </style:style>
    <style:style style:name="P38" style:family="paragraph" style:parent-style-name="Standard" style:list-style-name="L10"/>
    <style:style style:name="P39"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40" style:family="paragraph" style:parent-style-name="Standard">
      <style:paragraph-properties fo:margin-left="0cm" fo:margin-right="0cm" fo:text-align="start" style:justify-single-word="false" fo:text-indent="0cm" style:auto-text-indent="false"/>
      <style:text-properties style:font-name="Monospace" fo:font-size="10pt" fo:font-style="italic" style:font-size-asian="10pt" style:font-style-asian="italic" style:font-style-complex="italic"/>
    </style:style>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9">
      <style:text-properties fo:font-style="normal" style:text-underline-style="none" fo:font-weight="normal" style:font-style-asian="normal" style:font-weight-asian="normal" style:font-style-complex="normal" style:font-weight-complex="normal"/>
    </style:style>
    <style:style style:name="P44" style:family="paragraph" style:parent-style-name="Text_20_body" style:list-style-name="L7" style:master-page-name="">
      <style:paragraph-properties fo:margin-left="0cm" fo:margin-right="0cm" fo:margin-top="0cm" fo:margin-bottom="0.212cm" style:line-height-at-least="0.423cm" fo:text-align="justify" style:justify-single-word="false" fo:keep-together="always" fo:orphans="0" fo:widows="0" fo:text-indent="0cm" style:auto-text-indent="false" style:page-number="auto" style:writing-mode="lr-tb"/>
      <style:text-properties fo:font-style="normal" style:text-underline-style="none"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indent="0cm" style:auto-text-indent="false"/>
      <style:text-properties fo:font-style="normal" style:text-underline-style="none" fo:font-weight="bold" style:font-style-asian="normal" style:font-weight-asian="bold" style:font-style-complex="normal" style:font-weight-complex="bold"/>
    </style:style>
    <style:style style:name="P46" style:family="paragraph" style:parent-style-name="Text_20_body" style:list-style-name="L8">
      <style:paragraph-properties fo:margin-top="0cm" fo:margin-bottom="0.212cm" style:line-height-at-least="0.423cm" fo:text-align="justify" style:justify-single-word="false" fo:orphans="0" fo:widows="0" style:writing-mode="lr-tb"/>
      <style:text-properties fo:font-style="normal" style:text-underline-style="none" fo:font-weight="normal" style:font-style-asian="normal" style:font-weight-asian="normal" style:font-style-complex="normal" style:font-weight-complex="normal"/>
    </style:style>
    <style:style style:name="P47" style:family="paragraph" style:parent-style-name="Title" style:master-page-name="First_20_Page">
      <style:paragraph-properties fo:text-align="end" style:justify-single-word="false" style:page-number="auto"/>
    </style:style>
    <style:style style:name="P48" style:family="paragraph" style:parent-style-name="Contents_20_2">
      <style:paragraph-properties>
        <style:tab-stops>
          <style:tab-stop style:position="15.921cm" style:type="right" style:leader-style="dotted" style:leader-text="."/>
        </style:tab-stops>
      </style:paragraph-properties>
    </style:style>
    <style:style style:name="P49" style:family="paragraph" style:parent-style-name="Contents_20_1">
      <style:paragraph-properties>
        <style:tab-stops>
          <style:tab-stop style:position="15.921cm" style:type="right" style:leader-style="dotted" style:leader-text="."/>
        </style:tab-stops>
      </style:paragraph-properties>
    </style:style>
    <style:style style:name="P50"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none" style:font-style-asian="italic" style:font-style-complex="italic"/>
    </style:style>
    <style:style style:name="T8" style:family="text">
      <style:text-properties fo:font-size="11pt" style:font-size-asian="11pt"/>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bold" style:font-style-asian="normal" style:font-weight-asian="bold" style:font-style-complex="normal" style:font-weight-complex="bold"/>
    </style:style>
    <style:style style:name="T14" style:family="text">
      <style:text-properties fo:font-style="normal" style:text-underline-style="none" style:font-style-asian="normal" style:font-style-complex="normal"/>
    </style:style>
    <style:style style:name="T15" style:family="text">
      <style:text-properties style:font-name="Monospace" fo:font-size="10pt" style:font-size-asian="10pt"/>
    </style:style>
    <style:style style:name="T16" style:family="text">
      <style:text-properties style:font-name="Monospace" fo:font-size="10pt" fo:font-style="italic" fo:font-weight="normal" style:font-size-asian="10pt" style:font-style-asian="italic" style:font-weight-asian="normal" style:font-style-complex="italic" style:font-weight-complex="normal"/>
    </style:style>
    <style:style style:name="T17" style:family="text">
      <style:text-properties style:font-name="Monospace" fo:font-size="10pt" fo:font-style="italic" style:font-size-asian="10pt" style:font-style-asian="italic" style:font-style-complex="italic"/>
    </style:style>
    <style:style style:name="T18" style:family="text">
      <style:text-properties fo:color="#000000" style:font-name="Monospace" fo:font-size="10pt" style:text-underline-style="none" style:font-size-asian="10pt"/>
    </style:style>
    <style:style style:name="T19" style:family="text">
      <style:text-properties fo:color="#000000" style:font-name="Monospace" fo:font-size="10pt" fo:font-style="italic" style:text-underline-style="none" style:font-size-asian="10pt" style:font-style-asian="italic" style:font-style-complex="italic"/>
    </style:style>
    <style:style style:name="T20" style:family="text">
      <style:text-properties fo:color="#000000" style:font-name="Monospace" fo:font-size="10pt" fo:font-style="italic" style:text-underline-style="none" fo:font-weight="normal" style:font-size-asian="10pt" style:font-style-asian="italic" style:font-weight-asian="normal" style:font-style-complex="italic" style:font-weight-complex="normal"/>
    </style:style>
    <style:style style:name="T21"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16"/>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p text:style-name="P16"/>
      <text:p text:style-name="P16"><text:subject>Real-Time Bridge Monitoring</text:subject></text:p>
      <text:p text:style-name="P16"><text:title>Installation Guide</text:title></text:p>
      <text:p text:style-name="P16"/>
      <text:p text:style-name="P16"><text:span text:style-name="T2">Version </text:span><text:span text:style-name="T2"><text:user-defined style:data-style-name="N0" text:name="Version Number">1.1</text:user-defined></text:span></text:p>
      <text:p text:style-name="Standard"/>
      <text:p text:style-name="P15">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Date</text:p>
          </table:table-cell>
          <table:table-cell table:style-name="Table1.A1" office:value-type="string">
            <text:p text:style-name="P17">Version</text:p>
          </table:table-cell>
          <table:table-cell table:style-name="Table1.A1" office:value-type="string">
            <text:p text:style-name="P17">Description</text:p>
          </table:table-cell>
          <table:table-cell table:style-name="Table1.D1" office:value-type="string">
            <text:p text:style-name="P17">Author</text:p>
          </table:table-cell>
        </table:table-row>
        <table:table-row table:style-name="Table1.1">
          <table:table-cell table:style-name="Table1.A1" office:value-type="string">
            <text:p text:style-name="Tabletext">2002-00-00</text:p>
          </table:table-cell>
          <table:table-cell table:style-name="Table1.A1" office:value-type="string">
            <text:p text:style-name="Tabletext">0.01</text:p>
          </table:table-cell>
          <table:table-cell table:style-name="Table1.A1" office:value-type="string">
            <text:p text:style-name="Tabletext">Initial Draft</text:p>
          </table:table-cell>
          <table:table-cell table:style-name="Table1.D1" office:value-type="string">
            <text:p text:style-name="P18"/>
          </table:table-cell>
        </table:table-row>
        <table:table-row table:style-name="Table1.1">
          <table:table-cell table:style-name="Table1.A1" office:value-type="string">
            <text:p text:style-name="P19">2013-12-12</text:p>
          </table:table-cell>
          <table:table-cell table:style-name="Table1.A1" office:value-type="string">
            <text:p text:style-name="P18">1.0</text:p>
          </table:table-cell>
          <table:table-cell table:style-name="Table1.A1" office:value-type="string">
            <text:p text:style-name="P18">First Setup of the document</text:p>
          </table:table-cell>
          <table:table-cell table:style-name="Table1.D1" office:value-type="string">
            <text:p text:style-name="P18">Andrea Bottoli</text:p>
          </table:table-cell>
        </table:table-row>
        <table:table-row table:style-name="Table1.1">
          <table:table-cell table:style-name="Table1.A1" office:value-type="string">
            <text:p text:style-name="P18">2014-01-06</text:p>
          </table:table-cell>
          <table:table-cell table:style-name="Table1.A1" office:value-type="string">
            <text:p text:style-name="P18">1.1</text:p>
          </table:table-cell>
          <table:table-cell table:style-name="Table1.A1" office:value-type="string">
            <text:p text:style-name="P18">Added prerequisites, configuration chapter</text:p>
          </table:table-cell>
          <table:table-cell table:style-name="Table1.D1" office:value-type="string">
            <text:p text:style-name="P18">Lorenzo Pagliari</text:p>
          </table:table-cell>
        </table:table-row>
        <table:table-row table:style-name="Table1.1">
          <table:table-cell table:style-name="Table1.A1" office:value-type="string">
            <text:p text:style-name="P18">2014-01-13</text:p>
          </table:table-cell>
          <table:table-cell table:style-name="Table1.A1" office:value-type="string">
            <text:p text:style-name="P18">1.2</text:p>
          </table:table-cell>
          <table:table-cell table:style-name="Table1.A1" office:value-type="string">
            <text:p text:style-name="P2">Added Database-Setup</text:p>
          </table:table-cell>
          <table:table-cell table:style-name="Table1.D1" office:value-type="string">
            <text:p text:style-name="P18">Jörn Tillmann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Table Of Contents</text:p>
          </text:index-title>
          <text:p text:style-name="P49"><text:a xlink:type="simple" xlink:href="#__RefHeading__586_200431313" text:style-name="Index_20_Link" text:visited-style-name="Index_20_Link">1.Introduction<text:tab/>4</text:a></text:p>
          <text:p text:style-name="P48"><text:a xlink:type="simple" xlink:href="#__RefHeading__588_200431313" text:style-name="Index_20_Link" text:visited-style-name="Index_20_Link">1.1Purpose of this document<text:tab/>4</text:a></text:p>
          <text:p text:style-name="P48"><text:a xlink:type="simple" xlink:href="#__RefHeading__590_200431313" text:style-name="Index_20_Link" text:visited-style-name="Index_20_Link">1.2Document organization<text:tab/>4</text:a></text:p>
          <text:p text:style-name="P48"><text:a xlink:type="simple" xlink:href="#__RefHeading__592_200431313" text:style-name="Index_20_Link" text:visited-style-name="Index_20_Link">1.3Intended Audience<text:tab/>4</text:a></text:p>
          <text:p text:style-name="P48"><text:a xlink:type="simple" xlink:href="#__RefHeading__594_200431313" text:style-name="Index_20_Link" text:visited-style-name="Index_20_Link">1.4Scope<text:tab/>4</text:a></text:p>
          <text:p text:style-name="P48"><text:a xlink:type="simple" xlink:href="#__RefHeading__596_200431313" text:style-name="Index_20_Link" text:visited-style-name="Index_20_Link">1.5Definitions and acronyms<text:tab/>4</text:a></text:p>
          <text:p text:style-name="P48"><text:a xlink:type="simple" xlink:href="#__RefHeading__602_200431313" text:style-name="Index_20_Link" text:visited-style-name="Index_20_Link">1.6References<text:tab/>5</text:a></text:p>
          <text:p text:style-name="P49"><text:a xlink:type="simple" xlink:href="#__RefHeading__712_200431313" text:style-name="Index_20_Link" text:visited-style-name="Index_20_Link">2. Prerequisites<text:tab/>6</text:a></text:p>
          <text:p text:style-name="P48"><text:a xlink:type="simple" xlink:href="#__RefHeading__1034_1185906206" text:style-name="Index_20_Link" text:visited-style-name="Index_20_Link">2.1System Requirements<text:tab/>6</text:a></text:p>
          <text:p text:style-name="P48"><text:a xlink:type="simple" xlink:href="#__RefHeading__1036_1185906206" text:style-name="Index_20_Link" text:visited-style-name="Index_20_Link">Minimum<text:tab/>6</text:a></text:p>
          <text:p text:style-name="P48"><text:a xlink:type="simple" xlink:href="#__RefHeading__1038_1185906206" text:style-name="Index_20_Link" text:visited-style-name="Index_20_Link">2.2Software Requirements<text:tab/>6</text:a></text:p>
          <text:p text:style-name="P49"><text:a xlink:type="simple" xlink:href="#__RefHeading__824_200431313" text:style-name="Index_20_Link" text:visited-style-name="Index_20_Link">3.Installing the application <text:tab/>6</text:a></text:p>
          <text:p text:style-name="P49"><text:a xlink:type="simple" xlink:href="#__RefHeading__1040_1185906206" text:style-name="Index_20_Link" text:visited-style-name="Index_20_Link">4.Configuration<text:tab/>6</text:a></text:p>
          <text:p text:style-name="P48"><text:a xlink:type="simple" xlink:href="#__RefHeading__2489_14019601" text:style-name="Index_20_Link" text:visited-style-name="Index_20_Link">4.1Database<text:tab/>6</text:a></text:p>
          <text:p text:style-name="P48"><text:a xlink:type="simple" xlink:href="#__RefHeading__6321_1595504754" text:style-name="Index_20_Link" text:visited-style-name="Index_20_Link">4.2Tomecat Server<text:tab/>6</text:a></text:p>
          <text:p text:style-name="P48"><text:a xlink:type="simple" xlink:href="#__RefHeading__1042_1185906206" text:style-name="Index_20_Link" text:visited-style-name="Index_20_Link">4.3Source folder configuration<text:tab/>7</text:a></text:p>
          <text:p text:style-name="P48"><text:a xlink:type="simple" xlink:href="#__RefHeading__2491_14019601" text:style-name="Index_20_Link" text:visited-style-name="Index_20_Link">4.4Connection RTBM-SITE with DB<text:tab/>8</text:a></text:p>
          <text:p text:style-name="P49"><text:a xlink:type="simple" xlink:href="#__RefHeading__6217_1595504754" text:style-name="Index_20_Link" text:visited-style-name="Index_20_Link">5.SQL-Script<text:tab/>9</text:a></text:p>
        </text:index-body>
      </text:table-of-content>
      <text:p text:style-name="Standard"/>
      <text:h text:style-name="P28" text:outline-level="1"><text:bookmark-start text:name="__RefHeading__586_200431313"/>Introduction<text:bookmark-end text:name="__RefHeading__586_200431313"/></text:h>
      <text:p text:style-name="Standard"/>
      <text:h text:style-name="Heading_20_2" text:outline-level="2"><text:bookmark-start text:name="__RefHeading__588_200431313"/>Purpose of this document<text:bookmark-end text:name="__RefHeading__588_200431313"/></text:h>
      <text:p text:style-name="Standard">The purpose of this document is to provide a first guide to the installation of our product and help to the first system configuration.</text:p>
      <text:p text:style-name="Standard"/>
      <text:h text:style-name="Heading_20_2" text:outline-level="2"><text:bookmark-start text:name="__RefHeading__590_200431313"/>Document organization<text:bookmark-end text:name="__RefHeading__590_200431313"/></text:h>
      <text:p text:style-name="Standard">The document is organized as follows: </text:p>
      <text:list xml:id="list8238258258529367914" text:style-name="L1">
        <text:list-item>
          <text:p text:style-name="P30">Section 1, <text:span text:style-name="T3">Introduction,</text:span> describes contents of this guide, used documentation during developing process etc.</text:p>
        </text:list-item>
        <text:list-item>
          <text:p text:style-name="P30">Section 2, <text:span text:style-name="T4">Prerequisites</text:span><text:span text:style-name="T11">, describes the minimum and recommended system requirements needed to run the product.</text:span></text:p>
        </text:list-item>
        <text:list-item>
          <text:p text:style-name="P30"><text:span text:style-name="T11">Section 3, </text:span><text:span text:style-name="T4">Linux OS (Debian based)</text:span><text:span text:style-name="T11">, describes how to install the product on a machine whit a Linux Debian based Operating System.</text:span></text:p>
        </text:list-item>
        <text:list-item>
          <text:p text:style-name="P30"><text:span text:style-name="T11">Section 4, </text:span><text:span text:style-name="T4">Windows OS</text:span><text:span text:style-name="T11">, describes how to install the product on a machine whit a Windows Operating System.</text:span></text:p>
        </text:list-item>
        <text:list-item>
          <text:p text:style-name="P30"><text:span text:style-name="T11">Section 5, </text:span><text:span text:style-name="T4">Configuration</text:span><text:span text:style-name="T11">, describes how to configure the various part of the system.</text:span></text:p>
        </text:list-item>
        <text:list-item>
          <text:p text:style-name="P30"><text:span text:style-name="T11">Section 6, </text:span><text:span text:style-name="T4">SQL-Script, </text:span><text:span text:style-name="T11">contains the full sql-script.</text:span></text:p>
        </text:list-item>
      </text:list>
      <text:p text:style-name="Standard"/>
      <text:h text:style-name="Heading_20_2" text:outline-level="2"><text:bookmark-start text:name="__RefHeading__592_200431313"/>Intended Audience<text:bookmark-end text:name="__RefHeading__592_200431313"/></text:h>
      <text:p text:style-name="Standard">The intended audience is:</text:p>
      <text:list xml:id="list125361303330758499" text:style-name="L2">
        <text:list-item>
          <text:p text:style-name="P31">The customers</text:p>
        </text:list-item>
        <text:list-item>
          <text:p text:style-name="P31">Anyone that want to install and configure this product</text:p>
        </text:list-item>
      </text:list>
      <text:p text:style-name="Standard"/>
      <text:h text:style-name="Heading_20_2" text:outline-level="2"><text:bookmark-start text:name="__RefHeading__594_200431313"/>Scope<text:bookmark-end text:name="__RefHeading__594_200431313"/></text:h>
      <text:p text:style-name="Standard">The purpose of this document is to provide a first guide to the installation of our product and help to the first system configuration. This document doesn't talk about how to use the product and its functionalities; for that consult the user manual.</text:p>
      <text:p text:style-name="Standard"/>
      <text:h text:style-name="Heading_20_2" text:outline-level="2"><text:bookmark-start text:name="__RefHeading__596_200431313"/>Definitions and acronyms<text:bookmark-end text:name="__RefHeading__596_200431313"/></text:h>
      <text:h text:style-name="Heading_20_3" text:outline-level="3"><text:bookmark-start text:name="__RefHeading__598_200431313"/>Definitions<text:bookmark-end text:name="__RefHeading__598_200431313"/></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7"/>
          </table:table-cell>
          <table:table-cell table:style-name="Table2.B2" office:value-type="string">
            <text:p text:style-name="P14"/>
          </table:table-cell>
        </table:table-row>
        <table:table-row table:style-name="Table2.1">
          <table:table-cell table:style-name="Table2.A3" office:value-type="string">
            <text:p text:style-name="P7"/>
          </table:table-cell>
          <table:table-cell table:style-name="Table2.B3" office:value-type="string">
            <text:p text:style-name="P7"/>
          </table:table-cell>
        </table:table-row>
      </table:table>
      <text:p text:style-name="Standard"/>
      <text:h text:style-name="Heading_20_3" text:outline-level="3"><text:bookmark-start text:name="__RefHeading__600_200431313"/>Acronyms and abbreviations<text:bookmark-end text:name="__RefHeading__600_200431313"/></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8">NTR</text:span></text:span></text:p>
          </table:table-cell>
          <table:table-cell table:style-name="Table3.B2" office:value-type="string">
            <text:p text:style-name="P13">Nothing to Report.</text:p>
            <text:p text:style-name="P13">There is no information to a specific topic available or necessary.</text:p>
          </table:table-cell>
        </table:table-row>
        <table:table-row table:style-name="Table3.1">
          <table:table-cell table:style-name="Table3.A2" office:value-type="string">
            <text:p text:style-name="P6">IF</text:p>
          </table:table-cell>
          <table:table-cell table:style-name="Table3.B2" office:value-type="string">
            <text:p text:style-name="P8">Installation folder.</text:p>
            <text:p text:style-name="P8">Is the folder in which the system has been installed.</text:p>
          </table:table-cell>
        </table:table-row>
        <table:table-row table:style-name="Table3.1">
          <table:table-cell table:style-name="Table3.A4" office:value-type="string">
            <text:p text:style-name="P6">DSP</text:p>
          </table:table-cell>
          <table:table-cell table:style-name="Table3.B4" office:value-type="string">
            <text:p text:style-name="P8">Default Sources Path.</text:p>
            <text:p text:style-name="P8">Is the default path to the sources folder.</text:p>
          </table:table-cell>
        </table:table-row>
      </table:table>
      <text:p text:style-name="Standard"/>
      <text:h text:style-name="Heading_20_2" text:outline-level="2"><text:bookmark-start text:name="__RefHeading__602_200431313"/><text:soft-page-break/>References<text:bookmark-end text:name="__RefHeading__602_200431313"/></text:h>
      <text:p text:style-name="Standard"/>
      <text:p text:style-name="Standard">Apache-Tomcat:</text:p>
      <text:p text:style-name="Standard">- <text:a xlink:type="simple" xlink:href="http://tomcat.apache.org/">http://tomcat.apache.org/</text:a></text:p>
      <text:p text:style-name="Standard"/>
      <text:p text:style-name="Standard">MySQL:</text:p>
      <text:p text:style-name="Standard">- <text:a xlink:type="simple" xlink:href="http://www.mysql.it/">http://www.mysql.it/</text:a></text:p>
      <text:p text:style-name="Standard"/>
      <text:p text:style-name="Standard">Quartz Schedule:</text:p>
      <text:p text:style-name="Standard">- <text:a xlink:type="simple" xlink:href="http://www.quartz-scheduler.org/">http://www.quartz-scheduler.org/</text:a></text:p>
      <text:p text:style-name="Standard"/>
      <text:p text:style-name="Standard">Java:</text:p>
      <text:p text:style-name="Standard">- <text:a xlink:type="simple" xlink:href="http://www.java.com/it/">http://www.java.com/it/</text:a></text:p>
      <text:p text:style-name="Standard"/>
      <text:p text:style-name="Standard">Java Technologies:</text:p>
      <text:p text:style-name="Standard">- <text:a xlink:type="simple" xlink:href="http://www.oracle.com/technetwork/java/index.html">http://www.oracle.com/technetwork/java/index.html</text:a> </text:p>
      <text:h text:style-name="P28" text:outline-level="1"><text:bookmark-start text:name="__RefHeading__712_200431313"/><text:s/>Prerequisites<text:bookmark-end text:name="__RefHeading__712_200431313"/></text:h>
      <text:h text:style-name="Heading_20_2" text:outline-level="2"><text:bookmark-start text:name="__RefHeading__1034_1185906206"/>System Requirements<text:bookmark-end text:name="__RefHeading__1034_1185906206"/></text:h>
      <text:h text:style-name="P27" text:outline-level="2" text:is-list-header="true"><text:bookmark-start text:name="__RefHeading__1036_1185906206"/>Minimum<text:bookmark-end text:name="__RefHeading__1036_1185906206"/></text:h>
      <text:list xml:id="list996111482287712235" text:style-name="L3">
        <text:list-item>
          <text:p text:style-name="P32">CPU: <text:s text:c="10"/>Desktop cpu Quad Core</text:p>
        </text:list-item>
      </text:list>
      <text:list xml:id="list9077937247496060927" text:style-name="L4">
        <text:list-item>
          <text:p text:style-name="P34">Hard Disk: <text:s/>50 GB</text:p>
        </text:list-item>
        <text:list-item>
          <text:p text:style-name="P34">RAM: <text:tab/> <text:s text:c="6"/>4 GB</text:p>
        </text:list-item>
        <text:list-item>
          <text:p text:style-name="P34">Media:<text:tab/> <text:s text:c="5"/>CD-ROM</text:p>
        </text:list-item>
        <text:list-item>
          <text:p text:style-name="P34">Interfaces: <text:s text:c="3"/>Gigabit Ethernet</text:p>
        </text:list-item>
        <text:list-item>
          <text:p text:style-name="P34">Input:<text:tab/> <text:s text:c="5"/>USB ports</text:p>
        </text:list-item>
        <text:list-item>
          <text:p text:style-name="P34">Network: <text:s text:c="5"/>2Mbps Symmetric connection</text:p>
        </text:list-item>
      </text:list>
      <text:p text:style-name="Standard"/>
      <text:p text:style-name="P10">Recommended</text:p>
      <text:list xml:id="list43627408" text:continue-list="list996111482287712235" text:style-name="L3">
        <text:list-item>
          <text:p text:style-name="P32">CPU: <text:s text:c="10"/>Server cpu Quad Core</text:p>
        </text:list-item>
      </text:list>
      <text:list xml:id="list43611545" text:continue-list="list9077937247496060927" text:style-name="L4">
        <text:list-item>
          <text:p text:style-name="P34">Hard Disk: 100 GB</text:p>
        </text:list-item>
        <text:list-item>
          <text:p text:style-name="P35"><text:span text:style-name="T10">RAM</text:span>:<text:span text:style-name="T10"> <text:s text:c="9"/></text:span><text:span text:style-name="T10">16 GB</text:span></text:p>
        </text:list-item>
        <text:list-item>
          <text:p text:style-name="P34">Media:<text:tab/> <text:s text:c="5"/>CD-ROM</text:p>
        </text:list-item>
        <text:list-item>
          <text:p text:style-name="P34">Interfaces: <text:s text:c="3"/>Gigabit Ethernet, Wireless b/g/n</text:p>
        </text:list-item>
        <text:list-item>
          <text:p text:style-name="P33">Input:<text:tab/> <text:s text:c="5"/>USB ports</text:p>
        </text:list-item>
        <text:list-item>
          <text:p text:style-name="P35"><text:span text:style-name="T10">Network: <text:s text:c="5"/></text:span><text:span text:style-name="T10">4Mbps Symmetric connection</text:span></text:p>
        </text:list-item>
      </text:list>
      <text:p text:style-name="P9"/>
      <text:p text:style-name="P9"/>
      <text:h text:style-name="Heading_20_2" text:outline-level="2"><text:bookmark-start text:name="__RefHeading__1038_1185906206"/>Software Requirements<text:bookmark-end text:name="__RefHeading__1038_1185906206"/></text:h>
      <text:list xml:id="list4980411033553142208" text:style-name="L5">
        <text:list-item>
          <text:p text:style-name="P41">Apache-Tomcat web server 6.0 or newest</text:p>
        </text:list-item>
        <text:list-item>
          <text:p text:style-name="P41">Java version 1.6 or newest</text:p>
        </text:list-item>
      </text:list>
      <text:list xml:id="list8100996826881624063" text:style-name="L6">
        <text:list-item>
          <text:p text:style-name="P42">JRE version 6 or newest</text:p>
        </text:list-item>
        <text:list-item>
          <text:p text:style-name="P42">Javascript version 1.0 or newest</text:p>
        </text:list-item>
        <text:list-item>
          <text:p text:style-name="P42">MySQL Server version 5.0 or newest</text:p>
        </text:list-item>
        <text:list-item>
          <text:p text:style-name="P42">Quartz version 2.2 or newest</text:p>
        </text:list-item>
      </text:list>
      <text:p text:style-name="P20"/>
      <text:h text:style-name="Heading_20_1" text:outline-level="1"><text:bookmark-start text:name="__RefHeading__824_200431313"/>Installing the application <text:bookmark-end text:name="__RefHeading__824_200431313"/></text:h>
      <text:p text:style-name="Standard"/>
      <text:list xml:id="list751257936855903021" text:style-name="L10">
        <text:list-item>
          <text:p text:style-name="P38">Deploy the BridgeMonitoring.war to tomcat server</text:p>
        </text:list-item>
        <text:list-item>
          <text:p text:style-name="P38">Restore the MySQL database from BridgeMonitoringReduced.sql <text:s/>dump file</text:p>
        </text:list-item>
        <text:list-item>
          <text:p text:style-name="P38">Configure server.xml and context.xml files as described in the next steps. </text:p>
        </text:list-item>
      </text:list>
      <text:p text:style-name="Standard"/>
      <text:p text:style-name="Standard"/>
      <text:h text:style-name="Heading_20_1" text:outline-level="1" text:is-list-header="true"/>
      <text:h text:style-name="P28" text:outline-level="1"><text:bookmark-start text:name="__RefHeading__1040_1185906206"/>Configuration<text:bookmark-end text:name="__RefHeading__1040_1185906206"/></text:h>
      <text:h text:style-name="P26" text:outline-level="2"><text:bookmark-start text:name="__RefHeading__2489_14019601"/>Database<text:bookmark-end text:name="__RefHeading__2489_14019601"/></text:h>
      <text:p text:style-name="P36"/>
      <text:p text:style-name="P36">After the MySQL-Server is successfully installed, you have to create on special User for the RTBM-Site. You should then restore the database from the BridgeMonitoringReduced.sql if you already didn't do it in the previous step. The contents of the file are given at the end of this document.</text:p>
      <text:p text:style-name="P36"/>
      <text:h text:style-name="P26" text:outline-level="2"><text:bookmark-start text:name="__RefHeading__6321_1595504754"/>Tomecat Server<text:bookmark-end text:name="__RefHeading__6321_1595504754"/></text:h>
      <text:p text:style-name="Standard"><text:span text:style-name="T14">First add the </text:span><text:span text:style-name="T7">mysql-connector-java-5.1.27-bin.jar</text:span><text:span text:style-name="T14"><text:note text:id="ftn1" text:note-class="footnote"><text:note-citation>1</text:note-citation><text:note-body><text:p text:style-name="Footnote"><text:a xlink:type="simple" xlink:href="http://dev.mysql.com/downloads/connector/j/">http://dev.mysql.com/downloads/connector/j/</text:a></text:p></text:note-body></text:note></text:span><text:span text:style-name="T7"> </text:span><text:span text:style-name="T14">to the lib-folder of your tomcat-server. </text:span></text:p>
      <text:p text:style-name="P36"/>
      <text:p text:style-name="Standard"><text:span text:style-name="T14">Also you need to modify your server.xml in order to use the UserAuthentication. P</text:span><text:span text:style-name="T14">lease insert following xml-item:</text:span></text:p>
      <text:p text:style-name="P37">&lt;Realm <text:s/></text:p>
      <text:p text:style-name="P39"><text:tab/><text:tab/>className="org.apache.catalina.realm.JDBCRealm"</text:p>
      <text:p text:style-name="P39"><text:s text:c="12"/>driverName="com.mysql.jdbc.Driver"</text:p>
      <text:p text:style-name="P24"><text:span text:style-name="T15"><text:s text:c="10"/><text:tab/>connectionURL="jdbc:mysql://</text:span><text:span text:style-name="T16">server-adress</text:span><text:span text:style-name="T15">:3306/RTBM"</text:span></text:p>
      <text:p text:style-name="P24"><text:span text:style-name="T15"><text:s text:c="9"/><text:tab/>connectionName="</text:span><text:span text:style-name="T19">db-user-name</text:span><text:span text:style-name="T15">" </text:span></text:p>
      <text:p text:style-name="P24"><text:span text:style-name="T15"><text:s text:c="9"/><text:tab/>connectionPassword="</text:span><text:span text:style-name="T20">db-user-password</text:span><text:span text:style-name="T15">"</text:span></text:p>
      <text:p text:style-name="P39"><text:s text:c="12"/>userTable="users" </text:p>
      <text:p text:style-name="P24"><text:span text:style-name="T15"><text:s text:c="12"/>userNameCol="</text:span><text:span text:style-name="T18">username</text:span><text:span text:style-name="T15">" </text:span></text:p>
      <text:p text:style-name="P39"><text:s text:c="12"/>userCredCol="password"</text:p>
      <text:p text:style-name="P39"><text:s text:c="10"/><text:tab/>userRoleTable="users_roles" </text:p>
      <text:p text:style-name="P39"><text:s text:c="10"/><text:tab/>roleNameCol="role" /&gt;</text:p>
      <text:p text:style-name="P39"/>
      <text:p text:style-name="Standard">Please make sure only to change the connectionURL, the connectionName and the connectionPassword.</text:p>
      <text:p text:style-name="Standard"/>
      <text:h text:style-name="Heading_20_2" text:outline-level="2"><text:bookmark-start text:name="__RefHeading__1042_1185906206"/>Source folder configuration<text:bookmark-end text:name="__RefHeading__1042_1185906206"/></text:h>
      <text:p text:style-name="P20">To configure the source folder, you have to edit the configuration file of the system. Go to the <text:span text:style-name="T9">IF</text:span><text:span text:style-name="T10"> </text:span><text:span text:style-name="T10">and</text:span> then go into the “<text:span text:style-name="T5">EngineConfig</text:span><text:span text:style-name="T12">” folder; here there will be the configuration file named “</text:span><text:span text:style-name="T6">source_path.cfg</text:span><text:span text:style-name="T12">”. Edit this file with a text editor and change the source path folder that you want.</text:span></text:p>
      <text:p text:style-name="P21">If you edit wrong the path, the system will be setup again the source folder path to the default source path.</text:p>
      <text:p text:style-name="P23"><text:span text:style-name="T13">DSP</text:span><text:span text:style-name="T14">:</text:span><text:span text:style-name="T12"> <text:s/>“</text:span><text:span text:style-name="T14">&lt;</text:span><text:span text:style-name="T13">IF</text:span><text:span text:style-name="T14">&gt;</text:span><text:span text:style-name="T14"> </text:span><text:span text:style-name="T12">/ </text:span><text:span text:style-name="T6">Sources</text:span><text:span text:style-name="T12">”</text:span></text:p>
      <text:p text:style-name="P21">Wrong edit means:</text:p>
      <text:list xml:id="list6294686725850212961" text:style-name="L7">
        <text:list-header>
          <text:p text:style-name="P44">Delete or forgot to insert a path</text:p>
        </text:list-header>
      </text:list>
      <text:list xml:id="list744543079361071265" text:style-name="L8">
        <text:list-item>
          <text:p text:style-name="P46">Insert something that is not a path</text:p>
        </text:list-item>
        <text:list-item>
          <text:p text:style-name="P46">Insert a “new line” character before the path</text:p>
        </text:list-item>
        <text:list-item>
          <text:p text:style-name="P46">Insert a not valid path.</text:p>
        </text:list-item>
      </text:list>
      <text:p text:style-name="P20"><text:span text:style-name="T12">In all these cases the system will put the source path at the </text:span><text:span text:style-name="T13">DSP</text:span><text:span text:style-name="T12">.</text:span></text:p>
      <text:p text:style-name="P21">Also in cases of:</text:p>
      <text:list xml:id="list7651516097933933835" text:style-name="L9">
        <text:list-item>
          <text:p text:style-name="P43">“source_path.cfg” file missing</text:p>
          <text:list>
            <text:list-item>
              <text:p text:style-name="P43">the configuration file is real missing into the folder</text:p>
            </text:list-item>
            <text:list-item>
              <text:p text:style-name="P43">the configuration file has been renamed</text:p>
            </text:list-item>
          </text:list>
        </text:list-item>
        <text:list-item>
          <text:p text:style-name="P43">“EngineConfig” folder missimg</text:p>
          <text:list>
            <text:list-item>
              <text:p text:style-name="P43">the folder is real missing</text:p>
            </text:list-item>
            <text:list-item>
              <text:p text:style-name="P43"><text:soft-page-break/>the folder has been renamed</text:p>
            </text:list-item>
          </text:list>
        </text:list-item>
      </text:list>
      <text:p text:style-name="P20"><text:span text:style-name="T12">the system will create again the missing folder and the missing configuration file, and will set the source path to the </text:span><text:span text:style-name="T13">DSP</text:span><text:span text:style-name="T12">.</text:span></text:p>
      <text:p text:style-name="P25"/>
      <text:p text:style-name="P25"/>
      <text:p text:style-name="P22"><text:span text:style-name="T14">N.B.: Do not put any newline after the comments and before the source path, do not put space before the path, do not put any numerical characters before the path, do not put any alphabetic </text:span><text:span text:style-name="T14">character before the path if is not part of the path</text:span><text:span text:style-name="T14">, otherwise the system will not detect the path and will set the path </text:span><text:span text:style-name="T14">to the DSP</text:span><text:span text:style-name="T14">. Is recommended to not delete or modify the configuration folder and configuration file.</text:span></text:p>
      <text:p text:style-name="P45"/>
      <text:h text:style-name="P26" text:outline-level="2"><text:bookmark-start text:name="__RefHeading__2491_14019601"/>Connection RTBM-SITE with DB<text:bookmark-end text:name="__RefHeading__2491_14019601"/></text:h>
      <text:p text:style-name="P24">For the connection between the RTBM-Site and the Database you have to change the SQL-Data in <text:span text:style-name="T4">WebContent/META-INF/context.xml</text:span>.<text:span text:style-name="T17"> </text:span></text:p>
      <text:p text:style-name="P40"/>
      <text:p text:style-name="Standard">The necessary configuration for the communication between the tomcat-server and the MySQL-Server <text:s/>is descripted in chapter <text:bookmark-ref text:reference-format="chapter" text:ref-name="__RefHeading__6321_1595504754">4.2</text:bookmark-ref>.</text:p>
      <text:p text:style-name="P36"/>
      <text:p text:style-name="P36"/>
      <text:p text:style-name="P36"/>
      <text:p text:style-name="P36"/>
      <text:p text:style-name="P36"/>
      <text:p text:style-name="P36"/>
      <text:h text:style-name="P29" text:outline-level="1"><text:bookmark-start text:name="__RefHeading__6217_1595504754"/>SQL script BridgeMonitoringReduced.sql<text:bookmark-end text:name="__RefHeading__6217_1595504754"/></text:h>
      <text:p text:style-name="P36">CREATE DATABASE <text:s/>IF NOT EXISTS `rtbm` /*!40100 DEFAULT CHARACTER SET latin1 */;</text:p>
      <text:p text:style-name="P36">USE `rtbm`;</text:p>
      <text:p text:style-name="P36">-- MySQL dump 10.13 <text:s/>Distrib 5.6.13, for Win32 (x86)</text:p>
      <text:p text:style-name="P36">--</text:p>
      <text:p text:style-name="P36">-- Host: localhost <text:s text:c="3"/>Database: rtbm</text:p>
      <text:p text:style-name="P36">-- ------------------------------------------------------</text:p>
      <text:p text:style-name="P36">-- Server version<text:tab/>5.6.14</text:p>
      <text:p text:style-name="P36"/>
      <text:p text:style-name="P36">/*!40101 SET @OLD_CHARACTER_SET_CLIENT=@@CHARACTER_SET_CLIENT */;</text:p>
      <text:p text:style-name="P36">/*!40101 SET @OLD_CHARACTER_SET_RESULTS=@@CHARACTER_SET_RESULTS */;</text:p>
      <text:p text:style-name="P36">/*!40101 SET @OLD_COLLATION_CONNECTION=@@COLLATION_CONNECTION */;</text:p>
      <text:p text:style-name="P36">/*!40101 SET NAMES utf8 */;</text:p>
      <text:p text:style-name="P36">/*!40103 SET @OLD_TIME_ZONE=@@TIME_ZONE */;</text:p>
      <text:p text:style-name="P36">/*!40103 SET TIME_ZONE='+00:00' */;</text:p>
      <text:p text:style-name="P36">/*!40014 SET @OLD_UNIQUE_CHECKS=@@UNIQUE_CHECKS, UNIQUE_CHECKS=0 */;</text:p>
      <text:p text:style-name="P36">/*!40014 SET @OLD_FOREIGN_KEY_CHECKS=@@FOREIGN_KEY_CHECKS, FOREIGN_KEY_CHECKS=0 */;</text:p>
      <text:p text:style-name="P36">/*!40101 SET @OLD_SQL_MODE=@@SQL_MODE, SQL_MODE='NO_AUTO_VALUE_ON_ZERO' */;</text:p>
      <text:p text:style-name="P36">/*!40111 SET @OLD_SQL_NOTES=@@SQL_NOTES, SQL_NOTES=0 */;</text:p>
      <text:p text:style-name="P36"/>
      <text:p text:style-name="P36">--</text:p>
      <text:p text:style-name="P36">-- Table structure for table `m_n_domain`</text:p>
      <text:p text:style-name="P36">--</text:p>
      <text:p text:style-name="P36"/>
      <text:p text:style-name="P36">DROP TABLE IF EXISTS `m_n_domain`;</text:p>
      <text:p text:style-name="P36">/*!40101 SET @saved_cs_client <text:s text:c="4"/>= @@character_set_client */;</text:p>
      <text:p text:style-name="P36">/*!40101 SET character_set_client = utf8 */;</text:p>
      <text:p text:style-name="P36">CREATE TABLE `m_n_domain` (</text:p>
      <text:p text:style-name="P36"><text:s text:c="2"/>`ID` int(10) NOT NULL AUTO_INCREMENT,</text:p>
      <text:p text:style-name="P36"><text:s text:c="2"/>`N` float NOT NULL,</text:p>
      <text:p text:style-name="P36"><text:s text:c="2"/>`M` float NOT NULL,</text:p>
      <text:p text:style-name="P36"><text:s text:c="2"/>PRIMARY KEY (`ID`)</text:p>
      <text:p text:style-name="P36">) ENGINE=MyISAM AUTO_INCREMENT=32 DEFAULT CHARSET=latin1;</text:p>
      <text:p text:style-name="P36">/*!40101 SET character_set_client = @saved_cs_client */;</text:p>
      <text:p text:style-name="P36"/>
      <text:p text:style-name="P36">--</text:p>
      <text:p text:style-name="P36">-- Dumping data for table `m_n_domain`</text:p>
      <text:p text:style-name="P36">--</text:p>
      <text:p text:style-name="P36"/>
      <text:p text:style-name="P36">LOCK TABLES `m_n_domain` WRITE;</text:p>
      <text:p text:style-name="P36">/*!40000 ALTER TABLE `m_n_domain` DISABLE KEYS */;</text:p>
      <text:p text:style-name="P36">INSERT INTO `m_n_domain` VALUES (1,-2029.78,0),(2,-1895.17,96.4807),(3,-1673.87,254.95),(4,-1401.65,446.55),(5,-1078.88,660.403),(6,-241.319,1188.31),(7,3104.27,2887.33),(8,4622.78,3468.79),(9,7466.71,4210.28),(10,13342.2,4572.35),(11,15880.5,4222.35),(12,18998.7,3480.02),(13,22632.8,2136.98),(14,24958.6,1016.27),(15,26441,293.541),(16,27023,0),(17,26441,-293.541),(18,24958.6,-1016.27),(19,22632.8,-2136.98),(20,18998.7,-3480.02),(21,15880.5,-4222.35),(22,13342.2,-4572.35),(23,7466.71,-4210.28),(24,4622.78,-3468.79),(25,3104.27,-2887.33),(26,-241.319,-1188.31),(27,-1078.88,-660.403),(28,-1401.65,-446.55),(29,-1673.87,-254.95),(30,-1895.17,-96.4807),(31,-2029.78,0);</text:p>
      <text:p text:style-name="P36">/*!40000 ALTER TABLE `m_n_domain` ENABLE KEYS */;</text:p>
      <text:p text:style-name="P36">UNLOCK TABLES;</text:p>
      <text:p text:style-name="P36"/>
      <text:p text:style-name="P36">--</text:p>
      <text:p text:style-name="P36">-- Table structure for table `movies`</text:p>
      <text:p text:style-name="P36">--</text:p>
      <text:p text:style-name="P36"><text:soft-page-break/></text:p>
      <text:p text:style-name="P36">DROP TABLE IF EXISTS `movies`;</text:p>
      <text:p text:style-name="P36">/*!40101 SET @saved_cs_client <text:s text:c="4"/>= @@character_set_client */;</text:p>
      <text:p text:style-name="P36">/*!40101 SET character_set_client = utf8 */;</text:p>
      <text:p text:style-name="P36">CREATE TABLE `movies` (</text:p>
      <text:p text:style-name="P36"><text:s text:c="2"/>`ID` int(11) NOT NULL AUTO_INCREMENT,</text:p>
      <text:p text:style-name="P36"><text:s text:c="2"/>`path` varchar(250) NOT NULL,</text:p>
      <text:p text:style-name="P36"><text:s text:c="2"/>`type` smallint(3) NOT NULL,</text:p>
      <text:p text:style-name="P36"><text:s text:c="2"/>`timestamp` timestamp NOT NULL DEFAULT CURRENT_TIMESTAMP ON UPDATE CURRENT_TIMESTAMP,</text:p>
      <text:p text:style-name="P36"><text:s text:c="2"/>`camera` tinyint(4) NOT NULL,</text:p>
      <text:p text:style-name="P36"><text:s text:c="2"/>PRIMARY KEY (`ID`),</text:p>
      <text:p text:style-name="P36"><text:s text:c="2"/>UNIQUE KEY `path` (`path`)</text:p>
      <text:p text:style-name="P36">) ENGINE=InnoDB DEFAULT CHARSET=utf8;</text:p>
      <text:p text:style-name="P36">/*!40101 SET character_set_client = @saved_cs_client */;</text:p>
      <text:p text:style-name="P36"/>
      <text:p text:style-name="P36">--</text:p>
      <text:p text:style-name="P36">-- Dumping data for table `movies`</text:p>
      <text:p text:style-name="P36">--</text:p>
      <text:p text:style-name="P36"/>
      <text:p text:style-name="P36">LOCK TABLES `movies` WRITE;</text:p>
      <text:p text:style-name="P36">/*!40000 ALTER TABLE `movies` DISABLE KEYS */;</text:p>
      <text:p text:style-name="P36">/*!40000 ALTER TABLE `movies` ENABLE KEYS */;</text:p>
      <text:p text:style-name="P36">UNLOCK TABLES;</text:p>
      <text:p text:style-name="P36"/>
      <text:p text:style-name="P36">--</text:p>
      <text:p text:style-name="P36">-- Table structure for table `parameter_data`</text:p>
      <text:p text:style-name="P36">--</text:p>
      <text:p text:style-name="P36"/>
      <text:p text:style-name="P36">DROP TABLE IF EXISTS `parameter_data`;</text:p>
      <text:p text:style-name="P36">/*!40101 SET @saved_cs_client <text:s text:c="4"/>= @@character_set_client */;</text:p>
      <text:p text:style-name="P36">/*!40101 SET character_set_client = utf8 */;</text:p>
      <text:p text:style-name="P36">CREATE TABLE `parameter_data` (</text:p>
      <text:p text:style-name="P36"><text:s text:c="2"/>`ID` int(11) NOT NULL AUTO_INCREMENT,</text:p>
      <text:p text:style-name="P36"><text:s text:c="2"/>`parameters_id` int(11) NOT NULL,</text:p>
      <text:p text:style-name="P36"><text:s text:c="2"/>`value` float NOT NULL,</text:p>
      <text:p text:style-name="P36"><text:s text:c="2"/>`user_id` int(11) NOT NULL,</text:p>
      <text:p text:style-name="P36"><text:s text:c="2"/>`timestamp` timestamp NOT NULL DEFAULT CURRENT_TIMESTAMP ON UPDATE CURRENT_TIMESTAMP,</text:p>
      <text:p text:style-name="P36"><text:s text:c="2"/>PRIMARY KEY (`ID`),</text:p>
      <text:p text:style-name="P36"><text:s text:c="2"/>KEY `timestamp_index` (`timestamp`)</text:p>
      <text:p text:style-name="P36">) ENGINE=InnoDB AUTO_INCREMENT=841 DEFAULT CHARSET=utf8;</text:p>
      <text:p text:style-name="P36">/*!40101 SET character_set_client = @saved_cs_client */;</text:p>
      <text:p text:style-name="P36"/>
      <text:p text:style-name="P36">--</text:p>
      <text:p text:style-name="P36">-- Dumping data for table `parameter_data`</text:p>
      <text:p text:style-name="P36">--</text:p>
      <text:p text:style-name="P36"/>
      <text:p text:style-name="P36">LOCK TABLES `parameter_data` WRITE;</text:p>
      <text:p text:style-name="P36">/*!40000 ALTER TABLE `parameter_data` DISABLE KEYS */;</text:p>
      <text:p text:style-name="P36">INSERT INTO `parameter_data` VALUES (62,59,1.5,1,'2013-11-20 08:02:58'),(63,60,9.5,1,'2013-11-20 08:02:58'),(64,61,17.5,1,'2013-11-20 08:02:58'),(65,62,10,1,'2013-11-20 08:02:58'),(66,63,7.3,1,'2013-11-20 08:02:58'),(67,64,7.5,1,'2013-11-20 08:02:58'),(68,65,3.65,1,'2013-11-20 08:02:58'),(69,66,0,1,'2013-11-20 08:02:58'),(70,67,8.5,1,'2013-11-20 08:02:58'),(71,68,6,1,'2013-11-20 08:02:58'),(72,69,2,1,'2013-11-20 08:02:58'),(73,70,1.2,1,'2013-11-20 08:02:58'),(74,71,168,1,'2013-11-20 08:02:59'),(75,72,177,1,'2013-11-20 08:02:59'),(76,73,1,1,'2013-11-20 08:02:59'),(77,74,0.5,1,'2013-11-20 08:02:59'),(78,75,2.25,1,'2013-11-20 <text:soft-page-break/>08:02:59'),(79,76,1.91,1,'2013-11-20 08:02:59'),(80,77,3.41,1,'2013-11-20 08:02:59'),(81,78,2.4,1,'2013-11-20 08:02:59'),(82,79,2,1,'2013-11-20 08:02:59'),(83,80,1000,1,'2013-11-20 08:02:59'),(84,81,0.5,1,'2013-11-20 08:02:59'),(85,82,-0.0014,1,'2013-11-20 08:02:59'),(86,83,0.0341,1,'2013-11-20 08:02:59'),(87,84,0.052,1,'2013-11-20 08:02:59'),(88,85,17,1,'2013-11-20 08:03:00'),(89,86,46,1,'2013-11-20 08:03:00'),(90,87,-902,1,'2013-11-20 08:03:00'),(91,88,4658,1,'2013-11-20 08:03:00'),(92,89,22,1,'2013-11-20 08:03:00'),(93,90,60,1,'2013-11-20 08:03:00'),(94,91,-1350,1,'2013-11-20 08:03:00'),(95,92,8000,1,'2013-11-20 08:03:00'),(96,93,25.3,1,'2013-11-20 08:03:00'),(97,94,96,1,'2013-11-20 08:03:00'),(98,95,-2800,1,'2013-11-20 08:03:00'),(99,96,22500,1,'2013-11-20 08:03:00'),(100,97,10710,1,'2013-11-20 08:03:00'),(101,98,840,1,'2013-11-21 22:28:00'),(102,99,267,1,'2013-11-21 22:28:39'),(103,100,504,1,'2013-11-21 22:29:02'),(104,101,44,1,'2013-11-20 08:03:01'),(105,102,9720,1,'2013-11-20 08:03:01'),(106,103,4024,1,'2013-11-20 08:03:01'),(107,104,4368,1,'2013-11-20 08:03:01'),(108,105,3908,1,'2013-11-20 08:03:01'),(109,106,3116,1,'2013-11-20 08:03:01'),(110,107,8077,1,'2013-11-20 08:03:01'),(111,108,3015,1,'2013-11-20 08:03:01'),(112,109,1979,1,'2013-11-20 08:03:01'),(113,110,2121,1,'2013-11-20 08:03:01'),(114,111,25756,1,'2013-11-20 08:03:01'),(115,112,206,1,'2013-11-20 08:03:01'),(116,113,3.3,1,'2013-11-20 08:03:02'),(117,113,3.4,1,'2013-12-17 23:23:03'),(118,113,3.3,1,'2013-12-17 23:25:20'),(119,113,3.3,1,'2013-12-17 23:25:20'),(120,113,3.3,1,'2013-12-17 23:25:20'),(121,113,3.3,1,'2013-12-17 23:25:20'),(122,113,3.3,1,'2013-12-17 23:25:21'),(123,113,3.3,1,'2013-12-17 23:25:21'),(124,113,3.3,1,'2013-12-17 23:25:21'),(125,113,3.3,1,'2013-12-17 23:25:21'),(126,113,3.3,1,'2013-12-17 23:25:21'),(127,113,3.3,1,'2013-12-17 23:25:21'),(128,113,3.3,1,'2013-12-17 23:25:21'),(129,113,3.3,1,'2013-12-17 23:25:21'),(130,113,3.3,1,'2013-12-17 23:25:21'),(131,113,3.3,1,'2013-12-17 23:25:21'),(132,113,3.3,1,'2013-12-17 23:25:21'),(133,113,3.3,1,'2013-12-17 23:25:21'),(134,113,3.3,1,'2013-12-17 23:25:21'),(135,113,3.3,1,'2013-12-17 23:25:21'),(136,113,3.3,1,'2013-12-17 23:25:21'),(137,113,3.3,1,'2013-12-17 23:25:21'),(138,113,3.3,1,'2013-12-17 23:25:21'),(139,113,3.3,1,'2013-12-17 23:25:21'),(140,113,3.3,1,'2013-12-17 23:25:21'),(141,113,3.3,1,'2013-12-17 23:25:21'),(142,113,3.3,1,'2013-12-17 23:25:21'),(143,113,3.3,1,'2013-12-17 23:25:21'),(144,113,3.3,1,'2013-12-17 23:25:21'),(145,113,3.3,1,'2013-12-17 23:25:22'),(146,113,3.3,1,'2013-12-17 23:25:22'),(147,113,3.3,1,'2013-12-17 23:25:22'),(148,113,3.3,1,'2013-12-17 23:25:22'),(149,113,3.3,1,'2013-12-17 23:25:22'),(150,113,3.3,1,'2013-12-17 23:25:22'),(151,113,3.3,1,'2013-12-17 23:25:22'),(152,113,3.3,1,'2013-12-17 23:25:22'),(153,113,3.3,1,'2013-12-17 23:25:22'),(154,113,3.3,1,'2013-12-17 23:25:22'),(155,113,3.3,1,'2013-12-17 23:25:22'),(156,113,3.3,1,'2013-12-17 23:25:22'),(157,113,3.3,1,'2013-12-17 23:25:22'),(158,113,3.3,1,'2013-12-17 23:25:22'),(159,113,3.3,1,'2013-12-17 23:25:22'),(160,113,3.3,1,'2013-12-17 23:25:22'),(161,113,3.3,1,'2013-12-17 23:25:22'),(162,113,3.3,1,'2013-12-17 23:25:22'),(163,113,3.3,1,'2013-12-17 23:25:22'),(164,113,3.3,1,'2013-12-17 23:25:22'),(165,113,3.3,1,'2013-12-17 23:25:22'),(166,113,3.3,1,'2013-12-17 23:25:22'),(167,113,3.3,1,'2013-12-17 23:25:23'),(168,113,3.3,1,'2013-12-17 23:25:23'),(169,113,3.3,1,'2013-12-17 23:25:23'),(170,113,3.3,1,'2013-12-17 23:25:23'),(171,113,3.3,1,'2013-12-17 23:25:23'),(172,113,3.3,1,'2013-12-17 23:25:23'),(173,113,3.3,1,'2013-12-17 23:25:23'),(174,113,3.3,1,'2013-12-17 23:25:23'),(175,113,3.3,1,'2013-12-17 23:25:23'),(176,113,3.3,1,'2013-12-17 23:25:23'),(177,113,3.3,1,'2013-12-17 23:25:23'),(178,113,3.3,1,'2013-12-17 23:25:23'),(179,113,3.3,1,'2013-12-17 23:25:23'),(180,113,3.3,1,'2013-12-17 23:25:23'),(181,113,3.3,1,'2013-12-17 23:25:23'),(182,113,3.3,1,'2013-12-17 23:25:23'),(183,113,3.3,1,'2013-12-17 23:25:23'),(184,113,3.3,1,'2013-12-17 23:25:23'),(185,113,3.3,1,'2013-12-17 23:25:23'),(186,113,3.3,1,'2013-12-17 23:25:23'),(187,113,3.3,1,'2013-12-17 23:25:24'),(188,113,3.3,1,'2013-12-17 23:25:24'),(189,113,3.3,1,'2013-12-17 23:25:24'),(190,113,3.3,1,'2013-12-17 23:25:24'),(191,113,3.3,1,'2013-12-17 23:25:24'),(192,113,3.3,1,'2013-12-17 23:25:24'),(193,113,3.3,1,'2013-12-17 23:25:24'),(194,113,3.3,1,'2013-12-17 23:25:24'),(195,113,3.3,1,'2013-12-17 23:25:24'),(196,113,3.3,1,'2013-12-17 23:25:24'),(197,113,3.3,1,'2013-12-17 23:25:24'),(198,113,3.3,1,'2013-12-17 23:25:24'),(199,113,3.3,1,'2013-12-17 23:25:24'),(200,113,3.3,1,'2013-12-17 23:25:24'),(201,113,3.3,1,'2013-12-17 23:25:24'),(202,113,3.3,1,'2013-12-17 23:25:24'),(203,113,3.3,1,'2013-12-17 23:25:24'),(204,113,3.3,1,'2013-12-17 23:25:24'),(205,113,3.3,1,'2013-12-17 23:25:24'),(206,113,3.3,1,'2013-12-17 23:25:24'),(207,113,3.3,1,'2013-12-17 23:25:24'),(208,113,3.3,1,'2013-12-17 23:25:25'),(209,113,3.3,1,'2013-12-17 23:25:25'),(210,113,3.3,1,'2013-12-17 23:25:25'),(211,113,3.3,1,'2013-12-17 23:25:25'),(212,113,3.3,1,'2013-12-17 23:25:25'),(213,113,3.3,1,'2013-12-17 23:25:25'),(214,113,3.3,1,'2013-12-17 23:25:25'),(215,113,3.3,1,'2013-12-17 23:25:25'),(216,113,3.3,1,'2013-12-17 23:25:25'),(217,113,3.3,1,'2013-12-17 23:25:25'),(218,113,3.3,1,'2013-12-17 23:25:25'),(219,113,3.3,1,'2013-12-17 23:25:25'),(220,113,3.3,1,'2013-12-17 23:25:25'),(221,113,3.3,1,'2013-12-17 23:25:25'),(222,113,3.3,1,'2013-12-17 23:25:25'),(223,113,3.3,1,'2013-12-17 23:25:25'),(224,113,3.3,1,'2013-12-17 23:25:25'),(225,113,3.3,1,'2013-12-17 23:25:25'),(226,113,3.3,1,'2013-12-17 23:25:25'),(227,113,3.3,1,'2013-12-17 23:25:25'),(228,113,3.3,1,'2013-12-17 23:25:26'),(229,113,3.3,1,'2013-<text:soft-page-break/>12-17 23:25:26'),(230,113,3.3,1,'2013-12-17 23:25:26'),(231,113,3.3,1,'2013-12-17 23:25:26'),(232,113,3.3,1,'2013-12-17 23:25:26'),(233,113,3.3,1,'2013-12-17 23:25:26'),(234,113,3.3,1,'2013-12-17 23:25:26'),(235,113,3.3,1,'2013-12-17 23:25:26'),(236,113,3.3,1,'2013-12-17 23:25:26'),(237,113,3.3,1,'2013-12-17 23:25:26'),(238,113,3.3,1,'2013-12-17 23:25:26'),(239,113,3.3,1,'2013-12-17 23:25:26'),(240,113,3.3,1,'2013-12-17 23:25:26'),(241,113,3.3,1,'2013-12-17 23:25:26'),(242,113,3.3,1,'2013-12-17 23:25:26'),(243,113,3.3,1,'2013-12-17 23:25:26'),(244,113,3.3,1,'2013-12-17 23:25:26'),(245,113,3.3,1,'2013-12-17 23:25:26'),(246,113,3.3,1,'2013-12-17 23:25:26'),(247,113,3.3,1,'2013-12-17 23:25:26'),(248,113,3.3,1,'2013-12-17 23:25:27'),(249,113,3.3,1,'2013-12-17 23:25:27'),(250,113,3.3,1,'2013-12-17 23:25:27'),(251,113,3.3,1,'2013-12-17 23:25:27'),(252,113,3.3,1,'2013-12-17 23:25:27'),(253,113,3.3,1,'2013-12-17 23:25:27'),(254,113,3.3,1,'2013-12-17 23:25:27'),(255,113,3.3,1,'2013-12-17 23:25:27'),(256,113,3.3,1,'2013-12-17 23:25:27'),(257,113,3.3,1,'2013-12-17 23:25:27'),(258,113,3.3,1,'2013-12-17 23:25:27'),(259,113,3.3,1,'2013-12-17 23:25:27'),(260,113,3.3,1,'2013-12-17 23:25:27'),(261,113,3.3,1,'2013-12-17 23:25:27'),(262,113,3.3,1,'2013-12-17 23:25:27'),(263,113,3.3,1,'2013-12-17 23:25:27'),(264,113,3.3,1,'2013-12-17 23:25:27'),(265,113,3.3,1,'2013-12-17 23:25:27'),(266,113,3.3,1,'2013-12-17 23:25:27'),(267,113,3.3,1,'2013-12-17 23:25:27'),(268,113,3.3,1,'2013-12-17 23:25:28'),(269,113,3.3,1,'2013-12-17 23:25:28'),(270,113,3.3,1,'2013-12-17 23:25:28'),(271,113,3.3,1,'2013-12-17 23:25:28'),(272,113,3.3,1,'2013-12-17 23:25:28'),(273,113,3.3,1,'2013-12-17 23:25:28'),(274,113,3.3,1,'2013-12-17 23:25:28'),(275,113,3.3,1,'2013-12-17 23:25:28'),(276,113,3.3,1,'2013-12-17 23:25:28'),(277,113,3.3,1,'2013-12-17 23:25:28'),(278,113,3.3,1,'2013-12-17 23:25:28'),(279,113,3.3,1,'2013-12-17 23:25:28'),(280,113,3.3,1,'2013-12-17 23:25:28'),(281,113,3.3,1,'2013-12-17 23:25:28'),(282,113,3.3,1,'2013-12-17 23:25:28'),(283,113,3.3,1,'2013-12-17 23:25:28'),(284,113,3.3,1,'2013-12-17 23:25:28'),(285,113,3.3,1,'2013-12-17 23:25:28'),(286,113,3.3,1,'2013-12-17 23:25:28'),(287,113,3.3,1,'2013-12-17 23:25:28'),(288,113,3.3,1,'2013-12-17 23:25:29'),(289,113,3.3,1,'2013-12-17 23:25:29'),(290,113,3.3,1,'2013-12-17 23:25:29'),(291,113,3.3,1,'2013-12-17 23:25:29'),(292,113,3.3,1,'2013-12-17 23:25:29'),(293,113,3.3,1,'2013-12-17 23:25:29'),(294,113,3.3,1,'2013-12-17 23:25:29'),(295,113,3.3,1,'2013-12-17 23:25:29'),(296,113,3.3,1,'2013-12-17 23:25:29'),(297,113,3.3,1,'2013-12-17 23:25:29'),(298,113,3.3,1,'2013-12-17 23:25:29'),(299,113,3.3,1,'2013-12-17 23:25:29'),(300,113,3.3,1,'2013-12-17 23:25:29'),(301,113,3.3,1,'2013-12-17 23:25:29'),(302,113,3.3,1,'2013-12-17 23:25:29'),(303,113,3.3,1,'2013-12-17 23:25:29'),(304,113,3.3,1,'2013-12-17 23:25:29'),(305,113,3.3,1,'2013-12-17 23:25:29'),(306,113,3.3,1,'2013-12-17 23:25:29'),(307,113,3.3,1,'2013-12-17 23:25:29'),(308,113,3.3,1,'2013-12-17 23:25:30'),(309,113,3.3,1,'2013-12-17 23:25:30'),(310,113,3.3,1,'2013-12-17 23:25:30'),(311,113,3.3,1,'2013-12-17 23:25:30'),(312,113,3.3,1,'2013-12-17 23:25:30'),(313,113,3.3,1,'2013-12-17 23:25:30'),(314,113,3.3,1,'2013-12-17 23:25:30'),(315,113,3.3,1,'2013-12-17 23:25:30'),(316,113,3.3,1,'2013-12-17 23:25:30'),(317,113,3.3,1,'2013-12-17 23:25:30'),(318,113,3.3,1,'2013-12-17 23:25:30'),(319,113,3.3,1,'2013-12-17 23:25:30'),(320,113,3.3,1,'2013-12-17 23:25:30'),(321,113,3.3,1,'2013-12-17 23:25:30'),(322,113,3.3,1,'2013-12-17 23:25:30'),(323,113,3.3,1,'2013-12-17</text:p>
      <text:p text:style-name="P36"><text:s/>23:25:30'),(324,113,3.3,1,'2013-12-17 23:25:30'),(325,113,3.3,1,'2013-12-17 23:25:30'),(326,113,3.3,1,'2013-12-17 23:25:30'),(327,113,3.3,1,'2013-12-17 23:25:30'),(328,113,3.3,1,'2013-12-17 23:25:31'),(329,113,3.3,1,'2013-12-17 23:25:31'),(330,113,3.3,1,'2013-12-17 23:25:31'),(331,113,3.3,1,'2013-12-17 23:25:31'),(332,113,3.3,1,'2013-12-17 23:25:31'),(333,113,3.3,1,'2013-12-17 23:25:31'),(334,113,3.3,1,'2013-12-17 23:25:31'),(335,113,3.3,1,'2013-12-17 23:25:31'),(336,113,3.3,1,'2013-12-17 23:25:31'),(337,113,3.3,1,'2013-12-17 23:25:31'),(338,113,3.3,1,'2013-12-17 23:25:31'),(339,113,3.3,1,'2013-12-17 23:25:31'),(340,113,3.3,1,'2013-12-17 23:25:31'),(341,113,3.3,1,'2013-12-17 23:25:31'),(342,113,3.3,1,'2013-12-17 23:25:31'),(343,113,3.3,1,'2013-12-17 23:25:31'),(344,113,3.3,1,'2013-12-17 23:25:31'),(345,113,3.3,1,'2013-12-17 23:25:31'),(346,113,3.3,1,'2013-12-17 23:25:31'),(347,113,3.3,1,'2013-12-17 23:25:32'),(348,113,3.3,1,'2013-12-17 23:25:32'),(349,113,3.3,1,'2013-12-17 23:25:32'),(350,113,3.3,1,'2013-12-17 23:25:32'),(351,113,3.3,1,'2013-12-17 23:25:32'),(352,113,3.3,1,'2013-12-17 23:25:32'),(353,113,3.3,1,'2013-12-17 23:25:32'),(354,113,3.3,1,'2013-12-17 23:25:32'),(355,113,3.3,1,'2013-12-17 23:25:32'),(356,113,3.3,1,'2013-12-17 23:25:32'),(357,113,3.3,1,'2013-12-17 23:25:32'),(358,113,3.3,1,'2013-12-17 23:25:32'),(359,113,3.3,1,'2013-12-17 23:25:32'),(360,113,3.3,1,'2013-12-17 23:25:32'),(361,113,3.3,1,'2013-12-17 23:25:32'),(362,113,3.3,1,'2013-12-17 23:25:32'),(363,113,3.3,1,'2013-12-17 23:25:32'),(364,113,3.3,1,'2013-12-17 23:25:32'),(365,113,3.3,1,'2013-12-17 23:25:33'),(366,113,3.3,1,'2013-12-17 23:25:33'),(367,113,3.3,1,'2013-12-17 23:25:33'),(368,113,3.3,1,'2013-12-17 23:25:33'),(369,113,3.3,1,'2013-12-17 23:25:33'),(370,113,3.3,1,'2013-12-17 23:25:33'),(371,113,3.3,1,'2013-12-17 23:25:33'),(372,113,3.3,1,'2013-12-17 23:25:33'),(373,113,3.3,1,'2013-12-17 23:25:33'),(374,113,3.3,1,'2013-12-17 23:25:33'),(375,113,3.3,1,'2013-12-17 23:25:33'),(376,113,3.3,1,'2013-12-17 23:25:33'),<text:soft-page-break/>(377,113,3.3,1,'2013-12-17 23:25:33'),(378,113,3.3,1,'2013-12-17 23:25:33'),(379,113,3.3,1,'2013-12-17 23:25:33'),(380,113,3.3,1,'2013-12-17 23:25:33'),(381,113,3.3,1,'2013-12-17 23:25:33'),(382,113,3.3,1,'2013-12-17 23:25:33'),(383,113,3.3,1,'2013-12-17 23:25:34'),(384,113,3.3,1,'2013-12-17 23:25:34'),(385,113,3.3,1,'2013-12-17 23:25:34'),(386,113,3.3,1,'2013-12-17 23:25:34'),(387,113,3.3,1,'2013-12-17 23:25:34'),(388,113,3.3,1,'2013-12-17 23:25:34'),(389,113,3.3,1,'2013-12-17 23:25:34'),(390,113,3.3,1,'2013-12-17 23:25:34'),(391,113,3.3,1,'2013-12-17 23:25:34'),(392,113,3.3,1,'2013-12-17 23:25:34'),(393,113,3.3,1,'2013-12-17 23:25:34'),(394,113,3.3,1,'2013-12-17 23:25:34'),(395,113,3.3,1,'2013-12-17 23:25:34'),(396,113,3.3,1,'2013-12-17 23:25:34'),(397,113,3.3,1,'2013-12-17 23:25:34'),(398,113,3.3,1,'2013-12-17 23:25:34'),(399,113,3.3,1,'2013-12-17 23:25:34'),(400,113,3.3,1,'2013-12-17 23:25:34'),(401,113,3.3,1,'2013-12-17 23:25:35'),(402,113,3.3,1,'2013-12-17 23:25:35'),(403,113,3.3,1,'2013-12-17 23:25:35'),(404,113,3.3,1,'2013-12-17 23:25:35'),(405,113,3.3,1,'2013-12-17 23:25:35'),(406,113,3.3,1,'2013-12-17 23:25:35'),(407,113,3.3,1,'2013-12-17 23:25:35'),(408,113,3.3,1,'2013-12-17 23:25:35'),(409,113,3.3,1,'2013-12-17 23:25:35'),(410,113,3.3,1,'2013-12-17 23:25:35'),(411,113,3.3,1,'2013-12-17 23:25:35'),(412,113,3.3,1,'2013-12-17 23:25:35'),(413,113,3.3,1,'2013-12-17 23:25:35'),(414,113,3.3,1,'2013-12-17 23:25:35'),(415,113,3.3,1,'2013-12-17 23:25:35'),(416,113,3.3,1,'2013-12-17 23:25:35'),(417,113,3.3,1,'2013-12-17 23:25:35'),(418,113,3.3,1,'2013-12-17 23:25:36'),(419,113,3.3,1,'2013-12-17 23:25:36'),(420,113,3.3,1,'2013-12-17 23:25:36'),(421,113,3.3,1,'2013-12-17 23:25:36'),(422,113,3.3,1,'2013-12-17 23:25:36'),(423,113,3.3,1,'2013-12-17 23:25:36'),(424,113,3.3,1,'2013-12-17 23:25:36'),(425,113,3.3,1,'2013-12-17 23:25:36'),(426,113,3.3,1,'2013-12-17 23:25:36'),(427,113,3.3,1,'2013-12-17 23:25:36'),(428,113,3.3,1,'2013-12-17 23:25:36'),(429,113,3.3,1,'2013-12-17 23:25:36'),(430,113,3.3,1,'2013-12-17 23:25:36'),(431,113,3.3,1,'2013-12-17 23:25:36'),(432,113,3.3,1,'2013-12-17 23:25:36'),(433,113,3.3,1,'2013-12-17 23:25:36'),(434,113,3.3,1,'2013-12-17 23:25:36'),(435,113,3.3,1,'2013-12-17 23:25:37'),(436,113,3.3,1,'2013-12-17 23:25:37'),(437,113,3.3,1,'2013-12-17 23:25:37'),(438,113,3.3,1,'2013-12-17 23:25:37'),(439,113,3.3,1,'2013-12-17 23:25:37'),(440,113,3.3,1,'2013-12-17 23:25:37'),(441,113,3.3,1,'2013-12-17 23:25:37'),(442,113,3.3,1,'2013-12-17 23:25:37'),(443,113,3.3,1,'2013-12-17 23:25:37'),(444,113,3.3,1,'2013-12-17 23:25:37'),(445,113,3.3,1,'2013-12-17 23:25:37'),(446,113,3.3,1,'2013-12-17 23:25:37'),(447,113,3.3,1,'2013-12-17 23:25:37'),(448,113,3.3,1,'2013-12-17 23:25:37'),(449,113,3.3,1,'2013-12-17 23:25:37'),(450,113,3.3,1,'2013-12-17 23:25:37'),(451,113,3.3,1,'2013-12-17 23:25:37'),(452,113,3.3,1,'2013-12-17 23:25:37'),(453,113,3.3,1,'2013-12-17 23:25:38'),(454,113,3.3,1,'2013-12-17 23:25:38'),(455,113,3.3,1,'2013-12-17 23:25:38'),(456,113,3.3,1,'2013-12-17 23:25:38'),(457,113,3.3,1,'2013-12-17 23:25:38'),(458,113,3.3,1,'2013-12-17 23:25:38'),(459,113,3.3,1,'2013-12-17 23:25:38'),(460,113,3.3,1,'2013-12-17 23:25:38'),(461,113,3.3,1,'2013-12-17 23:25:38'),(462,113,3.3,1,'2013-12-17 23:25:38'),(463,113,3.3,1,'2013-12-17 23:25:38'),(464,113,3.3,1,'2013-12-17 23:25:38'),(465,113,3.3,1,'2013-12-17 23:25:38'),(466,113,3.3,1,'2013-12-17 23:25:38'),(467,113,3.3,1,'2013-12-17 23:25:38'),(468,113,3.3,1,'2013-12-17 23:25:39'),(469,113,3.3,1,'2013-12-17 23:25:39'),(470,113,3.3,1,'2013-12-17 23:25:39'),(471,113,3.3,1,'2013-12-17 23:25:39'),(472,113,3.3,1,'2013-12-17 23:25:39'),(473,113,3.3,1,'2013-12-17 23:25:39'),(474,113,3.3,1,'2013-12-17 23:25:39'),(475,113,3.3,1,'2013-12-17 23:25:39'),(476,113,3.3,1,'2013-12-17 23:25:39'),(477,113,3.3,1,'2013-12-17 23:25:39'),(478,113,3.3,1,'2013-12-17 23:25:39'),(479,113,3.3,1,'2013-12-17 23:25:39'),(480,113,3.3,1,'2013-12-17 23:25:39'),(481,113,3.3,1,'2013-12-17 23:25:39'),(482,113,3.3,1,'2013-12-17 23:25:39'),(483,113,3.3,1,'2013-12-17 23:25:39'),(484,113,3.3,1,'2013-12-17 23:25:39'),(485,113,3.3,1,'2013-12-17 23:25:40'),(486,113,3.3,1,'2013-12-17 23:25:40'),(487,113,3.3,1,'2013-12-17 23:25:40'),(488,113,3.3,1,'2013-12-17 23:25:40'),(489,113,3.3,1,'2013-12-17 23:25:40'),(490,113,3.3,1,'2013-12-17 23:25:40'),(491,113,3.3,1,'2013-12-17 23:25:40'),(492,113,3.3,1,'2013-12-17 23:25:40'),(493,113,3.3,1,'2013-12-17 23:25:40'),(494,113,3.3,1,'2013-12-17 23:25:40'),(495,113,3.3,1,'2013-12-17 23:25:40'),(496,113,3.3,1,'2013-12-17 23:25:40'),(497,113,3.3,1,'2013-12-17 23:25:40'),(498,113,3.3,1,'2013-12-17 23:25:40'),(499,113,3.3,1,'2013-12-17 23:25:40'),(500,113,3.3,1,'2013-12-17 23:25:40'),(501,113,3.3,1,'2013-12-17 23:25:41'),(502,113,3.3,1,'2013-12-17 23:25:41'),(503,113,3.3,1,'2013-12-17 23:25:41'),(504,113,3.3,1,'2013-12-17 23:25:41'),(505,113,3.3,1,'2013-12-17 23:25:41'),(506,113,3.3,1,'2013-12-17 23:25:41'),(507,113,3.3,1,'2013-12-17 23:25:41'),(508,113,3.3,1,'2013-12-17 23:25:41'),(509,113,3.3,1,'2013-12-17 23:25:41'),(510,113,3.3,1,'2013-12-17 23:25:41'),(511,113,3.3,1,'2013-12-17 23:25:41'),(512,113,3.3,1,'2013-12-17 23:25:41'),(513,113,3.3,1,'2013-12-17 23:25:41'),(514,113,3.3,1,'2013-12-17 23:25:41'),(515,113,3.3,1,'2013-12-17 23:25:42'),(516,113,3.3,1,'2013-12-17 23:25:42'),(517,113,3.3,1,'2013-12-17 23:25:42'),(518,113,3.3,1,'2013-12-17 23:25:42'),(519,113,3.3,1,'2013-12-17 23:25:42'),(520,113,3.3,1,'2013-12-17 23:25:42'),(521,113,3.3,1,'2013-12-17 23:25:42'),(522,113,3.3,1,'2013-12-17 23:25:42'),(523,113,3.3,1,'2013-12-17 23:25:42'),(524,113,3.3,1,'2013-12-17 23:25:42'),(525,113,3.3,1,'2013-12-17 23:25:42'),(526,113,3.3,1,'2013-<text:soft-page-break/>12-17 23:25:42'),(527,113,3.3,1,'2013-12-17 23:25:42'),(528,113,3.3,1,'2013-12-17 23:25:42'),(529,113,3.3,1,'2013-12-17 23:25:42'),(530,113,3.3,1,'2013-12-17 23:25:42'),(531,113,3.3,1,'2013-12-17 23:25:43'),(532,113,3.3,1,'2013-12-17 23:25:43'),(533,113,3.3,1,'2013-12-17 23:25:43'),(534,113,3.3,1,'2013-12-17 23:25:43'),(535,113,3.3,1,'2013-12-17 23:25:43'),(536,113,3.3,1,'2013-12-17 23:25:43'),(537,113,3.3,1,'2013-12-17 23:25:43'),(538,113,3.3,1,'2013-12-17 23:25:43'),(539,113,3.3,1,'2013-12-17 23:25:44'),(540,113,3.3,1,'2013-12-17 23:25:44'),(541,113,3.3,1,'2013-12-17 23:25:44'),(542,113,3.3,1,'2013-12-17 23:25:44'),(543,113,3.3,1,'2013-12-17 23:25:44'),(544,113,3.3,1,'2013-12-17 23:25:44'),(545,113,3.3,1,'2013-12-17 23:25:44'),(546,113,3.3,1,'2013-12-17 23:25:44'),(547,113,3.3,1,'2013-12-17 23:25:44'),(548,113,3.3,1,'2013-12-17 23:25:44'),(549,113,3.3,1,'2013-12-17 23:25:44'),(550,113,3.3,1,'2013-12-17 23:25:44'),(551,113,3.3,1,'2013-12-17 23:25:44'),(552,113,3.3,1,'2013-12-17 23:25:44'),(553,113,3.3,1,'2013-12-17 23:25:44'),(554,113,3.3,1,'2013-12-17 23:25:44'),(555,113,3.3,1,'2013-12-17 23:25:45'),(556,113,3.3,1,'2013-12-17 23:25:45'),(557,113,3.3,1,'2013-12-17 23:25:45'),(558,113,3.3,1,'2013-12-17 23:25:45'),(559,113,3.3,1,'2013-12-17 23:25:45'),(560,113,3.3,1,'2013-12-17 23:25:45'),(561,113,3.3,1,'2013-12-17 23:25:45'),(562,113,3.3,1,'2013-12-17 23:25:45'),(563,113,3.3,1,'2013-12-17 23:25:45'),(564,113,3.3,1,'2013-12-17 23:25:45'),(565,113,3.3,1,'2013-12-17 23:25:45'),(566,113,3.3,1,'2013-12-17 23:25:45'),(567,113,3.3,1,'2013-12-17 23:25:45'),(568,113,3.3,1,'2013-12-17 23:25:45'),(569,113,3.3,1,'2013-12-17 23:25:45'),(570,113,3.3,1,'2013-12-17 23:25:45'),(571,113,3.3,1,'2013-12-17 23:25:46'),(572,113,3.3,1,'2013-12-17 23:25:46'),(573,113,3.3,1,'2013-12-17 23:25:46'),(574,113,3.3,1,'2013-12-17 23:25:46'),(575,113,3.3,1,'2013-12-17 23:25:46'),(576,113,3.3,1,'2013-12-17 23:25:46'),(577,113,3.3,1,'2013-12-17 23:25:46'),(578,113,3.3,1,'2013-12-17 23:25:46'),(579,113,3.3,1,'2013-12-17 23:25:46'),(580,113,3.3,1,'2013-12-17 23:25:46'),(581,113,3.3,1,'2013-12-17 23:25:46'),(582,113,3.3,1,'2013-12-17 23:25:46'),(583,113,3.3,1,'2013-12-17 23:25:46'),(584,113,3.3,1,'2013-12-17</text:p>
      <text:p text:style-name="P36"><text:s/>23:25:46'),(585,113,3.3,1,'2013-12-17 23:25:46'),(586,113,3.3,1,'2013-12-17 23:25:47'),(587,113,3.3,1,'2013-12-17 23:25:47'),(588,113,3.3,1,'2013-12-17 23:25:47'),(589,113,3.3,1,'2013-12-17 23:25:47'),(590,113,3.3,1,'2013-12-17 23:25:47'),(591,113,3.3,1,'2013-12-17 23:25:47'),(592,113,3.3,1,'2013-12-17 23:25:47'),(593,113,3.3,1,'2013-12-17 23:25:47'),(594,113,3.3,1,'2013-12-17 23:25:47'),(595,113,3.3,1,'2013-12-17 23:25:47'),(596,113,3.3,1,'2013-12-17 23:25:47'),(597,113,3.3,1,'2013-12-17 23:25:47'),(598,113,3.3,1,'2013-12-17 23:25:47'),(599,113,3.3,1,'2013-12-17 23:25:47'),(600,113,3.3,1,'2013-12-17 23:25:47'),(601,113,3.3,1,'2013-12-17 23:25:47'),(602,113,3.3,1,'2013-12-17 23:25:48'),(603,113,3.3,1,'2013-12-17 23:25:48'),(604,113,3.3,1,'2013-12-17 23:25:48'),(605,113,3.3,1,'2013-12-17 23:25:48'),(606,113,3.3,1,'2013-12-17 23:25:48'),(607,113,3.3,1,'2013-12-17 23:25:48'),(608,113,3.3,1,'2013-12-17 23:25:48'),(609,113,3.3,1,'2013-12-17 23:25:48'),(610,113,3.3,1,'2013-12-17 23:25:48'),(611,113,3.3,1,'2013-12-17 23:25:48'),(612,113,3.3,1,'2013-12-17 23:25:48'),(613,113,3.3,1,'2013-12-17 23:25:48'),(614,113,3.3,1,'2013-12-17 23:25:48'),(615,113,3.3,1,'2013-12-17 23:25:48'),(616,113,3.3,1,'2013-12-17 23:25:48'),(617,113,3.3,1,'2013-12-17 23:25:49'),(618,113,3.3,1,'2013-12-17 23:25:49'),(619,113,3.3,1,'2013-12-17 23:25:49'),(620,113,3.3,1,'2013-12-17 23:25:49'),(621,113,3.3,1,'2013-12-17 23:25:49'),(622,113,3.3,1,'2013-12-17 23:25:49'),(623,113,3.3,1,'2013-12-17 23:25:49'),(624,113,3.3,1,'2013-12-17 23:25:49'),(625,113,3.3,1,'2013-12-17 23:25:49'),(626,113,3.3,1,'2013-12-17 23:25:49'),(627,113,3.3,1,'2013-12-17 23:25:49'),(628,113,3.3,1,'2013-12-17 23:25:49'),(629,113,3.3,1,'2013-12-17 23:25:49'),(630,113,3.3,1,'2013-12-17 23:25:49'),(631,113,3.3,1,'2013-12-17 23:25:49'),(632,113,3.3,1,'2013-12-17 23:25:49'),(633,113,3.3,1,'2013-12-17 23:25:50'),(634,113,3.3,1,'2013-12-17 23:25:50'),(635,113,3.3,1,'2013-12-17 23:25:50'),(636,113,3.3,1,'2013-12-17 23:25:50'),(637,113,3.3,1,'2013-12-17 23:25:50'),(638,113,3.3,1,'2013-12-17 23:25:50'),(639,113,3.3,1,'2013-12-17 23:25:50'),(640,113,3.3,1,'2013-12-17 23:25:50'),(641,113,3.3,1,'2013-12-17 23:25:50'),(642,113,3.3,1,'2013-12-17 23:25:50'),(643,113,3.3,1,'2013-12-17 23:25:50'),(644,113,3.3,1,'2013-12-17 23:25:50'),(645,113,3.3,1,'2013-12-17 23:25:50'),(646,113,3.3,1,'2013-12-17 23:25:50'),(647,113,3.3,1,'2013-12-17 23:25:50'),(648,113,3.3,1,'2013-12-17 23:25:50'),(649,113,3.3,1,'2013-12-17 23:25:51'),(650,113,3.3,1,'2013-12-17 23:25:51'),(651,113,3.3,1,'2013-12-17 23:25:51'),(652,113,3.3,1,'2013-12-17 23:25:51'),(653,113,3.3,1,'2013-12-17 23:25:51'),(654,113,3.3,1,'2013-12-17 23:25:51'),(655,113,3.3,1,'2013-12-17 23:25:51'),(656,113,3.3,1,'2013-12-17 23:25:51'),(657,113,3.3,1,'2013-12-17 23:25:51'),(658,113,3.3,1,'2013-12-17 23:25:51'),(659,113,3.3,1,'2013-12-17 23:25:51'),(660,113,3.3,1,'2013-12-17 23:25:51'),(661,113,3.3,1,'2013-12-17 23:25:51'),(662,113,3.3,1,'2013-12-17 23:25:51'),(663,113,3.3,1,'2013-12-17 23:25:51'),(664,113,3.3,1,'2013-12-17 23:25:52'),(665,113,3.3,1,'2013-12-17 23:25:52'),(666,113,3.3,1,'2013-12-17 23:25:52'),(667,113,3.3,1,'2013-12-17 23:25:52'),(668,113,3.3,1,'2013-12-17 23:25:52'),(669,113,3.3,1,'2013-12-17 23:25:52'),(670,113,3.3,1,'2013-12-17 23:25:52'),(671,113,3.3,1,'2013-12-17 23:25:52'),(672,113,3.3,1,'2013-12-17 23:25:52'),(673,113,3.3,1,'2013-12-17 23:25:52'),(674,113,3.3,1,'2013-12-17 23:25:52'),(675,113,3.3,1,'2013-<text:soft-page-break/>12-17 23:25:52'),(676,113,3.3,1,'2013-12-17 23:25:52'),(677,113,3.3,1,'2013-12-17 23:25:52'),(678,113,3.3,1,'2013-12-17 23:25:52'),(679,113,3.3,1,'2013-12-17 23:25:53'),(680,113,3.3,1,'2013-12-17 23:25:53'),(681,113,3.3,1,'2013-12-17 23:25:53'),(682,113,3.3,1,'2013-12-17 23:25:53'),(683,113,3.3,1,'2013-12-17 23:25:53'),(684,113,3.3,1,'2013-12-17 23:25:53'),(685,113,3.3,1,'2013-12-17 23:25:53'),(686,113,3.3,1,'2013-12-17 23:25:53'),(687,113,3.3,1,'2013-12-17 23:25:53'),(688,113,3.3,1,'2013-12-17 23:25:53'),(689,113,3.3,1,'2013-12-17 23:25:53'),(690,113,3.3,1,'2013-12-17 23:25:53'),(691,113,3.3,1,'2013-12-17 23:25:53'),(692,113,3.3,1,'2013-12-17 23:25:54'),(693,113,3.3,1,'2013-12-17 23:25:54'),(694,113,3.3,1,'2013-12-17 23:25:54'),(695,113,3.3,1,'2013-12-17 23:25:54'),(696,113,3.3,1,'2013-12-17 23:25:54'),(697,113,3.3,1,'2013-12-17 23:25:54'),(698,113,3.3,1,'2013-12-17 23:25:54'),(699,113,3.3,1,'2013-12-17 23:25:54'),(700,113,3.3,1,'2013-12-17 23:25:54'),(701,113,3.3,1,'2013-12-17 23:25:54'),(702,113,3.3,1,'2013-12-17 23:25:54'),(703,113,3.3,1,'2013-12-17 23:25:54'),(704,113,3.3,1,'2013-12-17 23:25:54'),(705,113,3.3,1,'2013-12-17 23:25:54'),(706,113,3.3,1,'2013-12-17 23:25:54'),(707,113,3.3,1,'2013-12-17 23:25:55'),(708,113,3.3,1,'2013-12-17 23:25:55'),(709,113,3.3,1,'2013-12-17 23:25:55'),(710,113,3.3,1,'2013-12-17 23:25:55'),(711,113,3.3,1,'2013-12-17 23:25:55'),(712,113,3.3,1,'2013-12-17 23:25:55'),(713,113,3.3,1,'2013-12-17 23:25:55'),(714,113,3.3,1,'2013-12-17 23:25:55'),(715,113,3.3,1,'2013-12-17 23:25:55'),(716,113,3.3,1,'2013-12-17 23:25:55'),(717,113,3.3,1,'2013-12-17 23:25:55'),(718,113,3.3,1,'2013-12-17 23:25:55'),(719,113,3.3,1,'2013-12-17 23:25:55'),(720,113,3.3,1,'2013-12-17 23:25:55'),(721,113,3.3,1,'2013-12-17 23:25:56'),(722,113,3.3,1,'2013-12-17 23:25:56'),(723,113,3.3,1,'2013-12-17 23:25:56'),(724,113,3.3,1,'2013-12-17 23:25:56'),(725,113,3.3,1,'2013-12-17 23:25:56'),(726,113,3.3,1,'2013-12-17 23:25:56'),(727,113,3.3,1,'2013-12-17 23:25:56'),(728,113,3.3,1,'2013-12-17 23:25:56'),(729,113,3.3,1,'2013-12-17 23:25:56'),(730,113,3.3,1,'2013-12-17 23:25:56'),(731,113,3.3,1,'2013-12-17 23:25:56'),(732,113,3.3,1,'2013-12-17 23:25:56'),(733,113,3.3,1,'2013-12-17 23:25:56'),(734,113,3.3,1,'2013-12-17 23:25:57'),(735,113,3.3,1,'2013-12-17 23:25:57'),(736,113,3.3,1,'2013-12-17 23:25:57'),(737,113,3.3,1,'2013-12-17 23:25:57'),(738,113,3.3,1,'2013-12-17 23:25:57'),(739,113,3.3,1,'2013-12-17 23:25:57'),(740,113,3.3,1,'2013-12-17 23:25:57'),(741,113,3.3,1,'2013-12-17 23:25:57'),(742,113,3.3,1,'2013-12-17 23:25:57'),(743,113,3.3,1,'2013-12-17 23:25:57'),(744,113,3.3,1,'2013-12-17 23:25:57'),(745,113,3.3,1,'2013-12-17 23:25:57'),(746,113,3.3,1,'2013-12-17 23:25:57'),(747,113,3.3,1,'2013-12-17 23:25:58'),(748,113,3.3,1,'2013-12-17 23:25:58'),(749,113,3.3,1,'2013-12-17 23:25:58'),(750,113,3.3,1,'2013-12-17 23:25:58'),(751,113,3.3,1,'2013-12-17 23:25:58'),(752,113,3.3,1,'2013-12-17 23:25:58'),(753,113,3.3,1,'2013-12-17 23:25:58'),(754,113,3.3,1,'2013-12-17 23:25:58'),(755,113,3.3,1,'2013-12-17 23:25:58'),(756,113,3.3,1,'2013-12-17 23:25:58'),(757,113,3.3,1,'2013-12-17 23:25:58'),(758,113,3.3,1,'2013-12-17 23:25:58'),(759,113,3.3,1,'2013-12-17 23:25:58'),(760,113,3.3,1,'2013-12-17 23:25:58'),(761,113,3.3,1,'2013-12-17 23:25:59'),(762,113,3.3,1,'2013-12-17 23:25:59'),(763,113,3.3,1,'2013-12-17 23:25:59'),(764,113,3.3,1,'2013-12-17 23:25:59'),(765,113,3.3,1,'2013-12-17 23:25:59'),(766,113,3.3,1,'2013-12-17 23:25:59'),(767,113,3.3,1,'2013-12-17 23:25:59'),(768,113,3.3,1,'2013-12-17 23:25:59'),(769,113,3.3,1,'2013-12-17 23:25:59'),(770,113,3.3,1,'2013-12-17 23:25:59'),(771,113,3.3,1,'2013-12-17 23:25:59'),(772,113,3.3,1,'2013-12-17 23:25:59'),(773,113,3.3,1,'2013-12-17 23:25:59'),(774,113,3.3,1,'2013-12-17 23:26:00'),(775,113,3.3,1,'2013-12-17 23:26:00'),(776,113,3.3,1,'2013-12-17 23:26:00'),(777,113,3.3,1,'2013-12-17 23:26:00'),(778,113,3.3,1,'2013-12-17 23:26:00'),(779,113,3.3,1,'2013-12-17 23:26:00'),(780,113,3.3,1,'2013-12-17 23:26:00'),(781,113,3.3,1,'2013-12-17 23:26:00'),(782,113,3.3,1,'2013-12-17 23:26:00'),(783,113,3.3,1,'2013-12-17 23:26:00'),(784,113,3.3,1,'2013-12-17 23:26:00'),(785,113,3.3,1,'2013-12-17 23:26:00'),(786,113,3.3,1,'2013-12-17 23:26:00'),(787,113,3.3,1,'2013-12-17 23:26:01'),(788,113,3.3,1,'2013-12-17 23:26:01'),(789,113,3.3,1,'2013-12-17 23:26:01'),(790,113,3.3,1,'2013-12-17 23:26:01'),(791,113,3.3,1,'2013-12-17 23:26:01'),(792,113,3.3,1,'2013-12-17 23:26:01'),(793,113,3.3,1,'2013-12-17 23:26:01'),(794,113,3.3,1,'2013-12-17 23:26:01'),(795,113,3.3,1,'2013-12-17 23:26:01'),(796,113,3.3,1,'2013-12-17 23:26:01'),(797,113,3.3,1,'2013-12-17 23:26:01'),(798,113,3.3,1,'2013-12-17 23:26:01'),(799,113,3.3,1,'2013-12-17 23:26:01'),(800,113,3.3,1,'2013-12-17 23:26:02'),(801,113,3.3,1,'2013-12-17 23:26:02'),(802,113,3.3,1,'2013-12-17 23:26:02'),(803,113,3.3,1,'2013-12-17 23:26:02'),(804,113,3.3,1,'2013-12-17 23:26:02'),(805,113,3.3,1,'2013-12-17 23:26:02'),(806,113,3.3,1,'2013-12-17 23:26:02'),(807,113,3.3,1,'2013-12-17 23:26:02'),(808,113,3.3,1,'2013-12-17 23:26:02'),(809,113,3.3,1,'2013-12-17 23:26:02'),(810,113,3.3,1,'2013-12-17 23:26:02'),(811,113,3.3,1,'2013-12-17 23:26:02'),(812,113,3.3,1,'2013-12-17 23:26:03'),(813,113,3.3,1,'2013-12-17 23:26:03'),(814,113,3.3,1,'2013-12-17 23:26:03'),(815,113,3.3,1,'2013-12-17 23:26:03'),(816,113,3.3,1,'2013-12-17 23:26:03'),(817,113,3.3,1,'2013-12-17 23:26:03'),(818,113,3.3,1,'2013-12-17 23:26:03'),(819,113,3.3,1,'2013-12-17 23:26:03'),(820,113,3.3,1,'2013-12-17 23:26:03'),(821,113,3.3,1,'2013-12-17 23:26:03'),(822,113,3.3,1,'2013-12-17 23:26:03'),(823,113,3.3,1,'2013-12-17 23:26:03'),(824,113,3.3,1,'2013-12-17 <text:soft-page-break/>23:26:03'),(825,113,3.3,1,'2013-12-17 23:26:04'),(826,113,3.3,1,'2013-12-17 23:26:04'),(827,113,3.3,1,'2013-12-17 23:26:04'),(828,113,3.3,1,'2013-12-17 23:26:04'),(829,113,3.3,1,'2013-12-17 23:26:04'),(830,113,3.3,1,'2013-12-17 23:26:04'),(831,113,3.3,1,'2013-12-17 23:26:04'),(832,113,3.3,1,'2013-12-17 23:26:04'),(833,113,3.3,1,'2013-12-17 23:26:04'),(834,113,3.4,1,'2013-12-17 23:33:43'),(835,113,3.3,1,'2013-12-17 23:34:25'),(836,113,3.4,1,'2013-12-17 23:37:01'),(837,113,3.3,1,'2013-12-17 23:47:55'),(838,113,3.4,1,'2013-12-17 23:50:56'),(839,113,3.3,1,'2013-12-17 23:51:08'),(840,112,206,1,'2013-12-23 19:31:50');</text:p>
      <text:p text:style-name="P36">/*!40000 ALTER TABLE `parameter_data` ENABLE KEYS */;</text:p>
      <text:p text:style-name="P36">UNLOCK TABLES;</text:p>
      <text:p text:style-name="P36"/>
      <text:p text:style-name="P36">--</text:p>
      <text:p text:style-name="P36">-- Table structure for table `parameters`</text:p>
      <text:p text:style-name="P36">--</text:p>
      <text:p text:style-name="P36"/>
      <text:p text:style-name="P36">DROP TABLE IF EXISTS `parameters`;</text:p>
      <text:p text:style-name="P36">/*!40101 SET @saved_cs_client <text:s text:c="4"/>= @@character_set_client */;</text:p>
      <text:p text:style-name="P36">/*!40101 SET character_set_client = utf8 */;</text:p>
      <text:p text:style-name="P36">CREATE TABLE `parameters` (</text:p>
      <text:p text:style-name="P36"><text:s text:c="2"/>`ID` int(11) NOT NULL AUTO_INCREMENT,</text:p>
      <text:p text:style-name="P36"><text:s text:c="2"/>`name` varchar(100) NOT NULL,</text:p>
      <text:p text:style-name="P36"><text:s text:c="2"/>`abbreviation` varchar(30) NOT NULL,</text:p>
      <text:p text:style-name="P36"><text:s text:c="2"/>`unit` varchar(20) NOT NULL,</text:p>
      <text:p text:style-name="P36"><text:s text:c="2"/>`constant` tinyint(1) NOT NULL,</text:p>
      <text:p text:style-name="P36"><text:s text:c="2"/>`category` int(4) NOT NULL,</text:p>
      <text:p text:style-name="P36"><text:s text:c="2"/>PRIMARY KEY (`ID`),</text:p>
      <text:p text:style-name="P36"><text:s text:c="2"/>UNIQUE KEY `paramter` (`name`)</text:p>
      <text:p text:style-name="P36">) ENGINE=InnoDB AUTO_INCREMENT=114 DEFAULT CHARSET=utf8;</text:p>
      <text:p text:style-name="P36">/*!40101 SET character_set_client = @saved_cs_client */;</text:p>
      <text:p text:style-name="P36"/>
      <text:p text:style-name="P36">--</text:p>
      <text:p text:style-name="P36">-- Dumping data for table `parameters`</text:p>
      <text:p text:style-name="P36">--</text:p>
      <text:p text:style-name="P36"/>
      <text:p text:style-name="P36">LOCK TABLES `parameters` WRITE;</text:p>
      <text:p text:style-name="P36">/*!40000 ALTER TABLE `parameters` DISABLE KEYS */;</text:p>
      <text:p text:style-name="P36">INSERT INTO `parameters` VALUES (59,'Diameter of the pylon','Dpylon','m',0,6),(60,'Distance between two line of pylon','cspan','m',0,6),(61,'Height of the lower beam','hbeam','m',0,6),(62,'Height of the reference of the bottom of the river','bottom_ref','m',0,6),(63,'Distance between the pulvino and the inferior beam','h1','m',0,6),(64,'Distance between the inferior beam and the bottom_ref','h2','m',0,6),(65,'Mean value of h1','(h1)/2','m',0,6),(66,'Sinking of the joints over the ground','k','m',0,6),(67,'Width of the chassis','d','m',0,6),(68,'Planimetric anticlockwise inclination of the bridge form the north','α','°',0,5),(69,'Drag planking coefficient','CDwi','',0,5),(70,'Air density','ρair','Kg/m3',0,5),(71,'Planking area exposed to the wind pressure','Astack','m2',0,5),(72,'Surface of traffic exposed to the wind pressure','Atraf','m2',0,5),(73,'Coefficient of reduction for A1 and A2 traffic scenarios','β1','',0,5),(74,'Coefficient of reduction for A3 traffic scenario','β2','',0,5),(75,'Thrust center due to longitudinal asymmetry, only of SVplank','r','m',0,5),(76,'arm for bending moment of SVplank','eplank','m',0,5),(77,'arm for bending moment of SVtraf','etraf','m',0,5),(78,'Drag planking coefficient (D=0)','CD0wa','',0,4),(79,'Drag planking coefficient (D=1)','CD1wa','',0,4),(80,'Water density','ρwater','Kg/m3',0,4),(81,'Area reduction for D=1','βA','',0,4),(82,'Coefficient a for the relation Vwater([IDRO1])','a','',0,4),(83,'Coefficient b for the relation Vwater([IDRO1])','b','',0,4),(84,'Coefficient c for the relation Vwater([IDRO1])','c','',0,4),(85,'Height limit of the river for parameters a1,b1,c1','hwater1','m',0,4),(86,'Coefficient a1 for Q(h) when [IDRO1] &lt; hwater1','a1','',0,4),(87,'Coefficient b1 for Q(h) when [IDRO1] &lt; hwater1','b1','',0,4),(88,'Coefficient c1 for Q(h) when [IDRO1] &lt; hwater1','c1','',0,4),(89,'Height limit of the river for parameters a2,b2,c2','hwater2','m',0,4),(90,'Coefficient a2 for Q(h) when [IDRO1] &lt; hwater2','a2','',0,4),(91,'Coefficient b2 for Q(h) when [IDRO1] &lt; hwater2','b2','',0,4),(92,'Coefficient c2 for Q(h) when [IDRO1] &lt; hwater2','c2','',0,4),(93,'Max height level of river and limit for use parameter a3,b3,c3','hmax','m',0,4),(94,'Coefficient a3 for Q(h) when hwater2 &lt; [IDRO1] &lt; hmax','a3','',0,4),(95,'Coefficient b3 for Q(h) when <text:soft-page-break/>hwater2 &lt; [IDRO1] &lt; hmax','b3','',0,4),(96,'Coefficient c3 for Q(h) when hwater2 &lt; [IDRO1] &lt; hmax','c3','',0,4),(97,'Plank weight on the stack','Pp','kN',0,3),(98,'Weight of single pulvino','Ppu','kN',0,3),(99,'Weight of the trunk of pylon','Ptp','kN',0,3),(100,'Weight of the single beam','Pb','kN',0,3),(101,'Weight per meter of pylon','Ppy','kN/m',0,3),(102,'Moment generated by asymmetry','Mt','kNm',0,3),(103,'Axial load for load combination A1','N(A1)','kN',0,2),(104,'Bending moment xx for load combination A1','Mxx(A1)','kNm',0,2),(105,'Bending moment yy for load combination A1','Myy(A1)','kNm',0,2),(106,'Axial load for load combination A2','N(A2)','kN',0,2),(107,'Bending moment xx for load combination A2','Mxx(A2)','kNm',0,2),(108,'Bending moment yy for load combination A2','Myy(A2)','kNm',0,2),(109,'Axial load for load combination A3','N(A3)','kN',0,2),(110,'Bending moment xx for load combination A3','Mxx(A3)','kNm',0,2),(111,'Bending moment yy for load combination A3','Myy(A3)','kNm',0,2),(112,'Value of the force due to the vehicle braking','Fr','kN',0,1),(113,'arm for the vehicle braking moment','n','m',0,1);</text:p>
      <text:p text:style-name="P36">/*!40000 ALTER TABLE `parameters` ENABLE KEYS */;</text:p>
      <text:p text:style-name="P36">UNLOCK TABLES;</text:p>
      <text:p text:style-name="P36"/>
      <text:p text:style-name="P36">--</text:p>
      <text:p text:style-name="P36">-- Table structure for table `parsed_input_files`</text:p>
      <text:p text:style-name="P36">--</text:p>
      <text:p text:style-name="P36"/>
      <text:p text:style-name="P36">DROP TABLE IF EXISTS `parsed_input_files`;</text:p>
      <text:p text:style-name="P36">/*!40101 SET @saved_cs_client <text:s text:c="4"/>= @@character_set_client */;</text:p>
      <text:p text:style-name="P36">/*!40101 SET character_set_client = utf8 */;</text:p>
      <text:p text:style-name="P36">CREATE TABLE `parsed_input_files` (</text:p>
      <text:p text:style-name="P36"><text:s text:c="2"/>`ID` int(11) NOT NULL AUTO_INCREMENT,</text:p>
      <text:p text:style-name="P36"><text:s text:c="2"/>`name` varchar(100) NOT NULL,</text:p>
      <text:p text:style-name="P36"><text:s text:c="2"/>`type` tinyint(4) NOT NULL,</text:p>
      <text:p text:style-name="P36"><text:s text:c="2"/>`stored_path` varchar(200) NOT NULL,</text:p>
      <text:p text:style-name="P36"><text:s text:c="2"/>`successfully_parsed` tinyint(1) NOT NULL,</text:p>
      <text:p text:style-name="P36"><text:s text:c="2"/>`timestamp` timestamp NOT NULL DEFAULT CURRENT_TIMESTAMP ON UPDATE CURRENT_TIMESTAMP,</text:p>
      <text:p text:style-name="P36"><text:s text:c="2"/>PRIMARY KEY (`ID`),</text:p>
      <text:p text:style-name="P36"><text:s text:c="2"/>UNIQUE KEY `name` (`name`),</text:p>
      <text:p text:style-name="P36"><text:s text:c="2"/>KEY `timestamp_index` (`timestamp`)</text:p>
      <text:p text:style-name="P36">) ENGINE=InnoDB DEFAULT CHARSET=utf8;</text:p>
      <text:p text:style-name="P36">/*!40101 SET character_set_client = @saved_cs_client */;</text:p>
      <text:p text:style-name="P36"/>
      <text:p text:style-name="P36">--</text:p>
      <text:p text:style-name="P36">-- Dumping data for table `parsed_input_files`</text:p>
      <text:p text:style-name="P36">--</text:p>
      <text:p text:style-name="P36"/>
      <text:p text:style-name="P36">LOCK TABLES `parsed_input_files` WRITE;</text:p>
      <text:p text:style-name="P36">/*!40000 ALTER TABLE `parsed_input_files` DISABLE KEYS */;</text:p>
      <text:p text:style-name="P36">/*!40000 ALTER TABLE `parsed_input_files` ENABLE KEYS */;</text:p>
      <text:p text:style-name="P36">UNLOCK TABLES;</text:p>
      <text:p text:style-name="P36"/>
      <text:p text:style-name="P36">--</text:p>
      <text:p text:style-name="P36">-- Table structure for table `pictures`</text:p>
      <text:p text:style-name="P36">--</text:p>
      <text:p text:style-name="P36"/>
      <text:p text:style-name="P36">DROP TABLE IF EXISTS `pictures`;</text:p>
      <text:p text:style-name="P36">/*!40101 SET @saved_cs_client <text:s text:c="4"/>= @@character_set_client */;</text:p>
      <text:p text:style-name="P36">/*!40101 SET character_set_client = utf8 */;</text:p>
      <text:p text:style-name="P36">CREATE TABLE `pictures` (</text:p>
      <text:p text:style-name="P36"><text:s text:c="2"/>`ID` int(11) NOT NULL AUTO_INCREMENT,</text:p>
      <text:p text:style-name="P36"><text:s text:c="2"/>`path` varchar(500) NOT NULL,</text:p>
      <text:p text:style-name="P36"><text:s text:c="2"/>`timestamp` timestamp NOT NULL DEFAULT CURRENT_TIMESTAMP ON UPDATE CURRENT_TIMESTAMP,</text:p>
      <text:p text:style-name="P36"><text:soft-page-break/><text:s text:c="2"/>`camera` int(11) NOT NULL,</text:p>
      <text:p text:style-name="P36"><text:s text:c="2"/>PRIMARY KEY (`ID`)</text:p>
      <text:p text:style-name="P36">) ENGINE=InnoDB DEFAULT CHARSET=utf8;</text:p>
      <text:p text:style-name="P36">/*!40101 SET character_set_client = @saved_cs_client */;</text:p>
      <text:p text:style-name="P36"/>
      <text:p text:style-name="P36">--</text:p>
      <text:p text:style-name="P36">-- Dumping data for table `pictures`</text:p>
      <text:p text:style-name="P36">--</text:p>
      <text:p text:style-name="P36"/>
      <text:p text:style-name="P36">LOCK TABLES `pictures` WRITE;</text:p>
      <text:p text:style-name="P36">/*!40000 ALTER TABLE `pictures` DISABLE KEYS */;</text:p>
      <text:p text:style-name="P36">/*!40000 ALTER TABLE `pictures` ENABLE KEYS */;</text:p>
      <text:p text:style-name="P36">UNLOCK TABLES;</text:p>
      <text:p text:style-name="P36"/>
      <text:p text:style-name="P36">--</text:p>
      <text:p text:style-name="P36">-- Table structure for table `sensor_data_10_min`</text:p>
      <text:p text:style-name="P36">--</text:p>
      <text:p text:style-name="P36"/>
      <text:p text:style-name="P36">DROP TABLE IF EXISTS `sensor_data_10_min`;</text:p>
      <text:p text:style-name="P36">/*!40101 SET @saved_cs_client <text:s text:c="4"/>= @@character_set_client */;</text:p>
      <text:p text:style-name="P36">/*!40101 SET character_set_client = utf8 */;</text:p>
      <text:p text:style-name="P36">CREATE TABLE `sensor_data_10_min` (</text:p>
      <text:p text:style-name="P36"><text:s text:c="2"/>`ID` int(10) NOT NULL AUTO_INCREMENT,</text:p>
      <text:p text:style-name="P36"><text:s text:c="2"/>`wind_speed` float DEFAULT NULL,</text:p>
      <text:p text:style-name="P36"><text:s text:c="2"/>`wind_direction` float DEFAULT NULL,</text:p>
      <text:p text:style-name="P36"><text:s text:c="2"/>`wind_speed_max` float DEFAULT NULL,</text:p>
      <text:p text:style-name="P36"><text:s text:c="2"/>`wind_direction_max` float DEFAULT NULL,</text:p>
      <text:p text:style-name="P36"><text:s text:c="2"/>`hydrometer` float DEFAULT NULL,</text:p>
      <text:p text:style-name="P36"><text:s text:c="2"/>`hydrometer_variance` float DEFAULT NULL,</text:p>
      <text:p text:style-name="P36"><text:s text:c="2"/>`sonar` float DEFAULT NULL,</text:p>
      <text:p text:style-name="P36"><text:s text:c="2"/>`sonar_variance` float DEFAULT NULL,</text:p>
      <text:p text:style-name="P36"><text:s text:c="2"/>`sonar_perc_correct` float DEFAULT NULL,</text:p>
      <text:p text:style-name="P36"><text:s text:c="2"/>`sonar_perc_wrong` float DEFAULT NULL,</text:p>
      <text:p text:style-name="P36"><text:s text:c="2"/>`sonar_perc_outOfWater` float DEFAULT NULL,</text:p>
      <text:p text:style-name="P36"><text:s text:c="2"/>`sonar_perc_error` float DEFAULT NULL,</text:p>
      <text:p text:style-name="P36"><text:s text:c="2"/>`sonar_perc_uncertain` float DEFAULT NULL,</text:p>
      <text:p text:style-name="P36"><text:s text:c="2"/>`safety_factor_00` float DEFAULT NULL,</text:p>
      <text:p text:style-name="P36"><text:s text:c="2"/>`safety_factor_01` float DEFAULT NULL,</text:p>
      <text:p text:style-name="P36"><text:s text:c="2"/>`safety_factor_10` float DEFAULT NULL,</text:p>
      <text:p text:style-name="P36"><text:s text:c="2"/>`safety_factor_11` float DEFAULT NULL,</text:p>
      <text:p text:style-name="P36"><text:s text:c="2"/>`water_speed` float DEFAULT NULL,</text:p>
      <text:p text:style-name="P36"><text:s text:c="2"/>`water_flow_rate` float DEFAULT NULL,</text:p>
      <text:p text:style-name="P36"><text:s text:c="2"/>`timestamp` timestamp NOT NULL DEFAULT CURRENT_TIMESTAMP ON UPDATE CURRENT_TIMESTAMP,</text:p>
      <text:p text:style-name="P36"><text:s text:c="2"/>PRIMARY KEY (`ID`),</text:p>
      <text:p text:style-name="P36"><text:s text:c="2"/>KEY `timestamp_index` (`timestamp`)</text:p>
      <text:p text:style-name="P36">) ENGINE=InnoDB DEFAULT CHARSET=utf8;</text:p>
      <text:p text:style-name="P36">/*!40101 SET character_set_client = @saved_cs_client */;</text:p>
      <text:p text:style-name="P36"/>
      <text:p text:style-name="P36">--</text:p>
      <text:p text:style-name="P36">-- Dumping data for table `sensor_data_10_min`</text:p>
      <text:p text:style-name="P36">--</text:p>
      <text:p text:style-name="P36"/>
      <text:p text:style-name="P36">LOCK TABLES `sensor_data_10_min` WRITE;</text:p>
      <text:p text:style-name="P36">/*!40000 ALTER TABLE `sensor_data_10_min` DISABLE KEYS */;</text:p>
      <text:p text:style-name="P36">/*!40000 ALTER TABLE `sensor_data_10_min` ENABLE KEYS */;</text:p>
      <text:p text:style-name="P36"><text:soft-page-break/>UNLOCK TABLES;</text:p>
      <text:p text:style-name="P36"/>
      <text:p text:style-name="P36">--</text:p>
      <text:p text:style-name="P36">-- Table structure for table `sensor_data_1_day`</text:p>
      <text:p text:style-name="P36">--</text:p>
      <text:p text:style-name="P36"/>
      <text:p text:style-name="P36">DROP TABLE IF EXISTS `sensor_data_1_day`;</text:p>
      <text:p text:style-name="P36">/*!40101 SET @saved_cs_client <text:s text:c="4"/>= @@character_set_client */;</text:p>
      <text:p text:style-name="P36">/*!40101 SET character_set_client = utf8 */;</text:p>
      <text:p text:style-name="P36">CREATE TABLE `sensor_data_1_day` (</text:p>
      <text:p text:style-name="P36"><text:s text:c="2"/>`ID` int(10) NOT NULL AUTO_INCREMENT,</text:p>
      <text:p text:style-name="P36"><text:s text:c="2"/>`wind_speed` float NOT NULL,</text:p>
      <text:p text:style-name="P36"><text:s text:c="2"/>`wind_direction` float NOT NULL,</text:p>
      <text:p text:style-name="P36"><text:s text:c="2"/>`wind_speed_max` float NOT NULL,</text:p>
      <text:p text:style-name="P36"><text:s text:c="2"/>`wind_direction_max` float NOT NULL,</text:p>
      <text:p text:style-name="P36"><text:s text:c="2"/>`hydrometer` float NOT NULL,</text:p>
      <text:p text:style-name="P36"><text:s text:c="2"/>`hydrometer_variance` float DEFAULT NULL,</text:p>
      <text:p text:style-name="P36"><text:s text:c="2"/>`sonar` float DEFAULT NULL,</text:p>
      <text:p text:style-name="P36"><text:s text:c="2"/>`sonar_variance` float DEFAULT NULL,</text:p>
      <text:p text:style-name="P36"><text:s text:c="2"/>`sonar_perc_correct` float DEFAULT NULL,</text:p>
      <text:p text:style-name="P36"><text:s text:c="2"/>`sonar_perc_wrong` float DEFAULT NULL,</text:p>
      <text:p text:style-name="P36"><text:s text:c="2"/>`sonar_perc_outOfWater` float DEFAULT NULL,</text:p>
      <text:p text:style-name="P36"><text:s text:c="2"/>`sonar_perc_error` float DEFAULT NULL,</text:p>
      <text:p text:style-name="P36"><text:s text:c="2"/>`sonar_perc_uncertain` float DEFAULT NULL,</text:p>
      <text:p text:style-name="P36"><text:s text:c="2"/>`safety_factor_00` float DEFAULT NULL,</text:p>
      <text:p text:style-name="P36"><text:s text:c="2"/>`safety_factor_01` float DEFAULT NULL,</text:p>
      <text:p text:style-name="P36"><text:s text:c="2"/>`safety_factor_10` float DEFAULT NULL,</text:p>
      <text:p text:style-name="P36"><text:s text:c="2"/>`safety_factor_11` float DEFAULT NULL,</text:p>
      <text:p text:style-name="P36"><text:s text:c="2"/>`water_speed` float DEFAULT NULL,</text:p>
      <text:p text:style-name="P36"><text:s text:c="2"/>`water_flow_rate` float DEFAULT NULL,</text:p>
      <text:p text:style-name="P36"><text:s text:c="2"/>`timestamp` timestamp NOT NULL DEFAULT CURRENT_TIMESTAMP ON UPDATE CURRENT_TIMESTAMP,</text:p>
      <text:p text:style-name="P36"><text:s text:c="2"/>PRIMARY KEY (`ID`),</text:p>
      <text:p text:style-name="P36"><text:s text:c="2"/>KEY `timestamp_index` (`timestamp`)</text:p>
      <text:p text:style-name="P36">) ENGINE=InnoDB DEFAULT CHARSET=utf8;</text:p>
      <text:p text:style-name="P36">/*!40101 SET character_set_client = @saved_cs_client */;</text:p>
      <text:p text:style-name="P36"/>
      <text:p text:style-name="P36">--</text:p>
      <text:p text:style-name="P36">-- Dumping data for table `sensor_data_1_day`</text:p>
      <text:p text:style-name="P36">--</text:p>
      <text:p text:style-name="P36"/>
      <text:p text:style-name="P36">LOCK TABLES `sensor_data_1_day` WRITE;</text:p>
      <text:p text:style-name="P36">/*!40000 ALTER TABLE `sensor_data_1_day` DISABLE KEYS */;</text:p>
      <text:p text:style-name="P36">/*!40000 ALTER TABLE `sensor_data_1_day` ENABLE KEYS */;</text:p>
      <text:p text:style-name="P36">UNLOCK TABLES;</text:p>
      <text:p text:style-name="P36"/>
      <text:p text:style-name="P36">--</text:p>
      <text:p text:style-name="P36">-- Table structure for table `sensor_data_1_hour`</text:p>
      <text:p text:style-name="P36">--</text:p>
      <text:p text:style-name="P36"/>
      <text:p text:style-name="P36">DROP TABLE IF EXISTS `sensor_data_1_hour`;</text:p>
      <text:p text:style-name="P36">/*!40101 SET @saved_cs_client <text:s text:c="4"/>= @@character_set_client */;</text:p>
      <text:p text:style-name="P36">/*!40101 SET character_set_client = utf8 */;</text:p>
      <text:p text:style-name="P36">CREATE TABLE `sensor_data_1_hour` (</text:p>
      <text:p text:style-name="P36"><text:s text:c="2"/>`ID` int(10) NOT NULL AUTO_INCREMENT,</text:p>
      <text:p text:style-name="P36"><text:s text:c="2"/>`wind_speed` float DEFAULT NULL,</text:p>
      <text:p text:style-name="P36"><text:soft-page-break/><text:s text:c="2"/>`wind_direction` float DEFAULT NULL,</text:p>
      <text:p text:style-name="P36"><text:s text:c="2"/>`wind_speed_max` float DEFAULT NULL,</text:p>
      <text:p text:style-name="P36"><text:s text:c="2"/>`wind_direction_max` float DEFAULT NULL,</text:p>
      <text:p text:style-name="P36"><text:s text:c="2"/>`hydrometer` float DEFAULT NULL,</text:p>
      <text:p text:style-name="P36"><text:s text:c="2"/>`hydrometer_variance` float DEFAULT NULL,</text:p>
      <text:p text:style-name="P36"><text:s text:c="2"/>`sonar` float DEFAULT NULL,</text:p>
      <text:p text:style-name="P36"><text:s text:c="2"/>`sonar_variance` float DEFAULT NULL,</text:p>
      <text:p text:style-name="P36"><text:s text:c="2"/>`sonar_perc_correct` float DEFAULT NULL,</text:p>
      <text:p text:style-name="P36"><text:s text:c="2"/>`sonar_perc_wrong` float DEFAULT NULL,</text:p>
      <text:p text:style-name="P36"><text:s text:c="2"/>`sonar_perc_outOfWater` float DEFAULT NULL,</text:p>
      <text:p text:style-name="P36"><text:s text:c="2"/>`sonar_perc_error` float DEFAULT NULL,</text:p>
      <text:p text:style-name="P36"><text:s text:c="2"/>`sonar_perc_uncertain` float DEFAULT NULL,</text:p>
      <text:p text:style-name="P36"><text:s text:c="2"/>`safety_factor_00` float DEFAULT NULL,</text:p>
      <text:p text:style-name="P36"><text:s text:c="2"/>`safety_factor_01` float DEFAULT NULL,</text:p>
      <text:p text:style-name="P36"><text:s text:c="2"/>`safety_factor_10` float DEFAULT NULL,</text:p>
      <text:p text:style-name="P36"><text:s text:c="2"/>`safety_factor_11` float DEFAULT NULL,</text:p>
      <text:p text:style-name="P36"><text:s text:c="2"/>`water_speed` float DEFAULT NULL,</text:p>
      <text:p text:style-name="P36"><text:s text:c="2"/>`water_flow_rate` float DEFAULT NULL,</text:p>
      <text:p text:style-name="P36"><text:s text:c="2"/>`timestamp` timestamp NOT NULL DEFAULT CURRENT_TIMESTAMP ON UPDATE CURRENT_TIMESTAMP,</text:p>
      <text:p text:style-name="P36"><text:s text:c="2"/>PRIMARY KEY (`ID`),</text:p>
      <text:p text:style-name="P36"><text:s text:c="2"/>KEY `timestamp_index` (`timestamp`)</text:p>
      <text:p text:style-name="P36">) ENGINE=InnoDB DEFAULT CHARSET=utf8;</text:p>
      <text:p text:style-name="P36">/*!40101 SET character_set_client = @saved_cs_client */;</text:p>
      <text:p text:style-name="P36"/>
      <text:p text:style-name="P36">--</text:p>
      <text:p text:style-name="P36">-- Dumping data for table `sensor_data_1_hour`</text:p>
      <text:p text:style-name="P36">--</text:p>
      <text:p text:style-name="P36"/>
      <text:p text:style-name="P36">LOCK TABLES `sensor_data_1_hour` WRITE;</text:p>
      <text:p text:style-name="P36">/*!40000 ALTER TABLE `sensor_data_1_hour` DISABLE KEYS */;</text:p>
      <text:p text:style-name="P36">/*!40000 ALTER TABLE `sensor_data_1_hour` ENABLE KEYS */;</text:p>
      <text:p text:style-name="P36">UNLOCK TABLES;</text:p>
      <text:p text:style-name="P36"/>
      <text:p text:style-name="P36">--</text:p>
      <text:p text:style-name="P36">-- Table structure for table `sensor_data_raw`</text:p>
      <text:p text:style-name="P36">--</text:p>
      <text:p text:style-name="P36"/>
      <text:p text:style-name="P36">DROP TABLE IF EXISTS `sensor_data_raw`;</text:p>
      <text:p text:style-name="P36">/*!40101 SET @saved_cs_client <text:s text:c="4"/>= @@character_set_client */;</text:p>
      <text:p text:style-name="P36">/*!40101 SET character_set_client = utf8 */;</text:p>
      <text:p text:style-name="P36">CREATE TABLE `sensor_data_raw` (</text:p>
      <text:p text:style-name="P36"><text:s text:c="2"/>`ID` int(10) NOT NULL AUTO_INCREMENT,</text:p>
      <text:p text:style-name="P36"><text:s text:c="2"/>`wind_speed` float NOT NULL,</text:p>
      <text:p text:style-name="P36"><text:s text:c="2"/>`wind_direction` float NOT NULL,</text:p>
      <text:p text:style-name="P36"><text:s text:c="2"/>`hydrometer` float NOT NULL,</text:p>
      <text:p text:style-name="P36"><text:s text:c="2"/>`sonar` float NOT NULL,</text:p>
      <text:p text:style-name="P36"><text:s text:c="2"/>`sonar_type` int(2) NOT NULL,</text:p>
      <text:p text:style-name="P36"><text:s text:c="2"/>`timestamp` timestamp NOT NULL DEFAULT CURRENT_TIMESTAMP ON UPDATE CURRENT_TIMESTAMP,</text:p>
      <text:p text:style-name="P36"><text:s text:c="2"/>PRIMARY KEY (`ID`),</text:p>
      <text:p text:style-name="P36"><text:s text:c="2"/>KEY `timestamp_index` (`timestamp`)</text:p>
      <text:p text:style-name="P36">) ENGINE=InnoDB DEFAULT CHARSET=utf8;</text:p>
      <text:p text:style-name="P36">/*!40101 SET character_set_client = @saved_cs_client */;</text:p>
      <text:p text:style-name="P36"/>
      <text:p text:style-name="P36">--</text:p>
      <text:p text:style-name="P36"><text:soft-page-break/>-- Dumping data for table `sensor_data_raw`</text:p>
      <text:p text:style-name="P36">--</text:p>
      <text:p text:style-name="P36"/>
      <text:p text:style-name="P36">LOCK TABLES `sensor_data_raw` WRITE;</text:p>
      <text:p text:style-name="P36">/*!40000 ALTER TABLE `sensor_data_raw` DISABLE KEYS */;</text:p>
      <text:p text:style-name="P36">/*!40000 ALTER TABLE `sensor_data_raw` ENABLE KEYS */;</text:p>
      <text:p text:style-name="P36">UNLOCK TABLES;</text:p>
      <text:p text:style-name="P36"/>
      <text:p text:style-name="P36">--</text:p>
      <text:p text:style-name="P36">-- Table structure for table `settings`</text:p>
      <text:p text:style-name="P36">--</text:p>
      <text:p text:style-name="P36"/>
      <text:p text:style-name="P36">DROP TABLE IF EXISTS `settings`;</text:p>
      <text:p text:style-name="P36">/*!40101 SET @saved_cs_client <text:s text:c="4"/>= @@character_set_client */;</text:p>
      <text:p text:style-name="P36">/*!40101 SET character_set_client = utf8 */;</text:p>
      <text:p text:style-name="P36">CREATE TABLE `settings` (</text:p>
      <text:p text:style-name="P36"><text:s text:c="2"/>`ID` int(11) NOT NULL,</text:p>
      <text:p text:style-name="P36"><text:s text:c="2"/>`name` varchar(100) NOT NULL,</text:p>
      <text:p text:style-name="P36"><text:s text:c="2"/>`value` varchar(100) NOT NULL,</text:p>
      <text:p text:style-name="P36"><text:s text:c="2"/>PRIMARY KEY (`ID`),</text:p>
      <text:p text:style-name="P36"><text:s text:c="2"/>UNIQUE KEY `name` (`name`)</text:p>
      <text:p text:style-name="P36">) ENGINE=InnoDB DEFAULT CHARSET=utf8;</text:p>
      <text:p text:style-name="P36">/*!40101 SET character_set_client = @saved_cs_client */;</text:p>
      <text:p text:style-name="P36"/>
      <text:p text:style-name="P36">--</text:p>
      <text:p text:style-name="P36">-- Dumping data for table `settings`</text:p>
      <text:p text:style-name="P36">--</text:p>
      <text:p text:style-name="P36"/>
      <text:p text:style-name="P36">LOCK TABLES `settings` WRITE;</text:p>
      <text:p text:style-name="P36">/*!40000 ALTER TABLE `settings` DISABLE KEYS */;</text:p>
      <text:p text:style-name="P36">/*!40000 ALTER TABLE `settings` ENABLE KEYS */;</text:p>
      <text:p text:style-name="P36">UNLOCK TABLES;</text:p>
      <text:p text:style-name="P36"/>
      <text:p text:style-name="P36">--</text:p>
      <text:p text:style-name="P36">-- Table structure for table `users`</text:p>
      <text:p text:style-name="P36">--</text:p>
      <text:p text:style-name="P36"/>
      <text:p text:style-name="P36">DROP TABLE IF EXISTS `users`;</text:p>
      <text:p text:style-name="P36">/*!40101 SET @saved_cs_client <text:s text:c="4"/>= @@character_set_client */;</text:p>
      <text:p text:style-name="P36">/*!40101 SET character_set_client = utf8 */;</text:p>
      <text:p text:style-name="P36">CREATE TABLE `users` (</text:p>
      <text:p text:style-name="P36"><text:s text:c="2"/>`ID` int(11) NOT NULL AUTO_INCREMENT,</text:p>
      <text:p text:style-name="P36"><text:s text:c="2"/>`username` varchar(50) NOT NULL,</text:p>
      <text:p text:style-name="P36"><text:s text:c="2"/>`surename` varchar(50) DEFAULT NULL,</text:p>
      <text:p text:style-name="P36"><text:s text:c="2"/>`lastname` varchar(50) DEFAULT NULL,</text:p>
      <text:p text:style-name="P36"><text:s text:c="2"/>`password` varchar(250) NOT NULL,</text:p>
      <text:p text:style-name="P36"><text:s text:c="2"/>`email` varchar(50) DEFAULT NULL,</text:p>
      <text:p text:style-name="P36"><text:s text:c="2"/>PRIMARY KEY (`ID`),</text:p>
      <text:p text:style-name="P36"><text:s text:c="2"/>UNIQUE KEY `username` (`username`)</text:p>
      <text:p text:style-name="P36">) ENGINE=InnoDB AUTO_INCREMENT=13 DEFAULT CHARSET=utf8;</text:p>
      <text:p text:style-name="P36">/*!40101 SET character_set_client = @saved_cs_client */;</text:p>
      <text:p text:style-name="P36"/>
      <text:p text:style-name="P36">--</text:p>
      <text:p text:style-name="P36">-- Dumping data for table `users`</text:p>
      <text:p text:style-name="P36">--</text:p>
      <text:p text:style-name="P36"/>
      <text:p text:style-name="P36"><text:soft-page-break/>LOCK TABLES `users` WRITE;</text:p>
      <text:p text:style-name="P36">/*!40000 ALTER TABLE `users` DISABLE KEYS */;</text:p>
      <text:p text:style-name="P36">INSERT INTO `users` VALUES (3,'admin','bridge','monitoring','dsdbestteam','mail@example.com');</text:p>
      <text:p text:style-name="P36">/*!40000 ALTER TABLE `users` ENABLE KEYS */;</text:p>
      <text:p text:style-name="P36">UNLOCK TABLES;</text:p>
      <text:p text:style-name="P36"/>
      <text:p text:style-name="P36">--</text:p>
      <text:p text:style-name="P36">-- Table structure for table `users_roles`</text:p>
      <text:p text:style-name="P36">--</text:p>
      <text:p text:style-name="P36"/>
      <text:p text:style-name="P36">DROP TABLE IF EXISTS `users_roles`;</text:p>
      <text:p text:style-name="P36">/*!40101 SET @saved_cs_client <text:s text:c="4"/>= @@character_set_client */;</text:p>
      <text:p text:style-name="P36">/*!40101 SET character_set_client = utf8 */;</text:p>
      <text:p text:style-name="P36">CREATE TABLE `users_roles` (</text:p>
      <text:p text:style-name="P36"><text:s text:c="2"/>`ID` int(11) NOT NULL AUTO_INCREMENT,</text:p>
      <text:p text:style-name="P36"><text:s text:c="2"/>`username` varchar(50) NOT NULL,</text:p>
      <text:p text:style-name="P36"><text:s text:c="2"/>`role` varchar(50) NOT NULL,</text:p>
      <text:p text:style-name="P36"><text:s text:c="2"/>`userID` int(11) NOT NULL,</text:p>
      <text:p text:style-name="P36"><text:s text:c="2"/>PRIMARY KEY (`ID`)</text:p>
      <text:p text:style-name="P36">) ENGINE=InnoDB AUTO_INCREMENT=13 DEFAULT CHARSET=utf8;</text:p>
      <text:p text:style-name="P36">/*!40101 SET character_set_client = @saved_cs_client */;</text:p>
      <text:p text:style-name="P36"/>
      <text:p text:style-name="P36">--</text:p>
      <text:p text:style-name="P36">-- Dumping data for table `users_roles`</text:p>
      <text:p text:style-name="P36">--</text:p>
      <text:p text:style-name="P36"/>
      <text:p text:style-name="P36">LOCK TABLES `users_roles` WRITE;</text:p>
      <text:p text:style-name="P36">/*!40000 ALTER TABLE `users_roles` DISABLE KEYS */;</text:p>
      <text:p text:style-name="P36">INSERT INTO `users_roles` VALUES (2,'mate','Administrator',2),(4,'engineer','Engineer',3),(5,'user','User',4),(6,'user','User',5),(8,'test','User',8),(9,'test1','Administrator',9),(10,'test2','Administrator',10),(11,'ROBERTTHEBEST','Administrator',11),(12,'nikolaSUCKS','User',12);</text:p>
      <text:p text:style-name="P36">/*!40000 ALTER TABLE `users_roles` ENABLE KEYS */;</text:p>
      <text:p text:style-name="P36">UNLOCK TABLES;</text:p>
      <text:p text:style-name="P36"/>
      <text:p text:style-name="P36">--</text:p>
      <text:p text:style-name="P36">-- Table structure for table `worst_case_00`</text:p>
      <text:p text:style-name="P36">--</text:p>
      <text:p text:style-name="P36"/>
      <text:p text:style-name="P36">DROP TABLE IF EXISTS `worst_case_00`;</text:p>
      <text:p text:style-name="P36">/*!40101 SET @saved_cs_client <text:s text:c="4"/>= @@character_set_client */;</text:p>
      <text:p text:style-name="P36">/*!40101 SET character_set_client = utf8 */;</text:p>
      <text:p text:style-name="P36">CREATE TABLE `worst_case_00` (</text:p>
      <text:p text:style-name="P36"><text:s text:c="2"/>`ID` int(10) NOT NULL AUTO_INCREMENT,</text:p>
      <text:p text:style-name="P36"><text:s text:c="2"/>`pylon_number` int(11) NOT NULL,</text:p>
      <text:p text:style-name="P36"><text:s text:c="2"/>`N` float NOT NULL,</text:p>
      <text:p text:style-name="P36"><text:s text:c="2"/>`Tx` float NOT NULL,</text:p>
      <text:p text:style-name="P36"><text:s text:c="2"/>`Ty` float NOT NULL,</text:p>
      <text:p text:style-name="P36"><text:s text:c="2"/>`Mx` float NOT NULL,</text:p>
      <text:p text:style-name="P36"><text:s text:c="2"/>`My` float NOT NULL,</text:p>
      <text:p text:style-name="P36"><text:s text:c="2"/>`M` float NOT NULL,</text:p>
      <text:p text:style-name="P36"><text:s text:c="2"/>`cs` float NOT NULL,</text:p>
      <text:p text:style-name="P36"><text:s text:c="2"/>`comb_number` int(11) DEFAULT NULL,</text:p>
      <text:p text:style-name="P36"><text:s text:c="2"/>`timestamp` timestamp NOT NULL DEFAULT CURRENT_TIMESTAMP ON UPDATE CURRENT_TIMESTAMP,</text:p>
      <text:p text:style-name="P36"><text:s text:c="2"/>PRIMARY KEY (`ID`),</text:p>
      <text:p text:style-name="P36"><text:s text:c="2"/>KEY `timestamp_index` (`timestamp`)</text:p>
      <text:p text:style-name="P36"><text:soft-page-break/>) ENGINE=MyISAM DEFAULT CHARSET=latin1;</text:p>
      <text:p text:style-name="P36">/*!40101 SET character_set_client = @saved_cs_client */;</text:p>
      <text:p text:style-name="P36"/>
      <text:p text:style-name="P36">--</text:p>
      <text:p text:style-name="P36">-- Dumping data for table `worst_case_00`</text:p>
      <text:p text:style-name="P36">--</text:p>
      <text:p text:style-name="P36"/>
      <text:p text:style-name="P36">LOCK TABLES `worst_case_00` WRITE;</text:p>
      <text:p text:style-name="P36">/*!40000 ALTER TABLE `worst_case_00` DISABLE KEYS */;</text:p>
      <text:p text:style-name="P36">/*!40000 ALTER TABLE `worst_case_00` ENABLE KEYS */;</text:p>
      <text:p text:style-name="P36">UNLOCK TABLES;</text:p>
      <text:p text:style-name="P36"/>
      <text:p text:style-name="P36">--</text:p>
      <text:p text:style-name="P36">-- Table structure for table `worst_case_01`</text:p>
      <text:p text:style-name="P36">--</text:p>
      <text:p text:style-name="P36"/>
      <text:p text:style-name="P36">DROP TABLE IF EXISTS `worst_case_01`;</text:p>
      <text:p text:style-name="P36">/*!40101 SET @saved_cs_client <text:s text:c="4"/>= @@character_set_client */;</text:p>
      <text:p text:style-name="P36">/*!40101 SET character_set_client = utf8 */;</text:p>
      <text:p text:style-name="P36">CREATE TABLE `worst_case_01` (</text:p>
      <text:p text:style-name="P36"><text:s text:c="2"/>`ID` int(10) NOT NULL AUTO_INCREMENT,</text:p>
      <text:p text:style-name="P36"><text:s text:c="2"/>`pylon_number` int(11) NOT NULL,</text:p>
      <text:p text:style-name="P36"><text:s text:c="2"/>`N` float NOT NULL,</text:p>
      <text:p text:style-name="P36"><text:s text:c="2"/>`Tx` float NOT NULL,</text:p>
      <text:p text:style-name="P36"><text:s text:c="2"/>`Ty` float NOT NULL,</text:p>
      <text:p text:style-name="P36"><text:s text:c="2"/>`Mx` float NOT NULL,</text:p>
      <text:p text:style-name="P36"><text:s text:c="2"/>`My` float NOT NULL,</text:p>
      <text:p text:style-name="P36"><text:s text:c="2"/>`M` float NOT NULL,</text:p>
      <text:p text:style-name="P36"><text:s text:c="2"/>`cs` float NOT NULL,</text:p>
      <text:p text:style-name="P36"><text:s text:c="2"/>`comb_number` int(11) DEFAULT NULL,</text:p>
      <text:p text:style-name="P36"><text:s text:c="2"/>`timestamp` timestamp NOT NULL DEFAULT CURRENT_TIMESTAMP ON UPDATE CURRENT_TIMESTAMP,</text:p>
      <text:p text:style-name="P36"><text:s text:c="2"/>PRIMARY KEY (`ID`),</text:p>
      <text:p text:style-name="P36"><text:s text:c="2"/>KEY `timestamp_index` (`timestamp`)</text:p>
      <text:p text:style-name="P36">) ENGINE=MyISAM DEFAULT CHARSET=latin1;</text:p>
      <text:p text:style-name="P36">/*!40101 SET character_set_client = @saved_cs_client */;</text:p>
      <text:p text:style-name="P36"/>
      <text:p text:style-name="P36">--</text:p>
      <text:p text:style-name="P36">-- Dumping data for table `worst_case_01`</text:p>
      <text:p text:style-name="P36">--</text:p>
      <text:p text:style-name="P36"/>
      <text:p text:style-name="P36">LOCK TABLES `worst_case_01` WRITE;</text:p>
      <text:p text:style-name="P36">/*!40000 ALTER TABLE `worst_case_01` DISABLE KEYS */;</text:p>
      <text:p text:style-name="P36">/*!40000 ALTER TABLE `worst_case_01` ENABLE KEYS */;</text:p>
      <text:p text:style-name="P36">UNLOCK TABLES;</text:p>
      <text:p text:style-name="P36"/>
      <text:p text:style-name="P36">--</text:p>
      <text:p text:style-name="P36">-- Table structure for table `worst_case_10`</text:p>
      <text:p text:style-name="P36">--</text:p>
      <text:p text:style-name="P36"/>
      <text:p text:style-name="P36">DROP TABLE IF EXISTS `worst_case_10`;</text:p>
      <text:p text:style-name="P36">/*!40101 SET @saved_cs_client <text:s text:c="4"/>= @@character_set_client */;</text:p>
      <text:p text:style-name="P36">/*!40101 SET character_set_client = utf8 */;</text:p>
      <text:p text:style-name="P36">CREATE TABLE `worst_case_10` (</text:p>
      <text:p text:style-name="P36"><text:s text:c="2"/>`ID` int(10) NOT NULL AUTO_INCREMENT,</text:p>
      <text:p text:style-name="P36"><text:s text:c="2"/>`pylon_number` int(11) NOT NULL,</text:p>
      <text:p text:style-name="P36"><text:soft-page-break/><text:s text:c="2"/>`N` float NOT NULL,</text:p>
      <text:p text:style-name="P36"><text:s text:c="2"/>`Tx` float NOT NULL,</text:p>
      <text:p text:style-name="P36"><text:s text:c="2"/>`Ty` float NOT NULL,</text:p>
      <text:p text:style-name="P36"><text:s text:c="2"/>`Mx` float NOT NULL,</text:p>
      <text:p text:style-name="P36"><text:s text:c="2"/>`My` float NOT NULL,</text:p>
      <text:p text:style-name="P36"><text:s text:c="2"/>`M` float NOT NULL,</text:p>
      <text:p text:style-name="P36"><text:s text:c="2"/>`cs` float NOT NULL,</text:p>
      <text:p text:style-name="P36"><text:s text:c="2"/>`comb_number` int(11) DEFAULT NULL,</text:p>
      <text:p text:style-name="P36"><text:s text:c="2"/>`timestamp` timestamp NOT NULL DEFAULT CURRENT_TIMESTAMP ON UPDATE CURRENT_TIMESTAMP,</text:p>
      <text:p text:style-name="P36"><text:s text:c="2"/>PRIMARY KEY (`ID`),</text:p>
      <text:p text:style-name="P36"><text:s text:c="2"/>KEY `timestamp_index` (`timestamp`)</text:p>
      <text:p text:style-name="P36">) ENGINE=MyISAM DEFAULT CHARSET=latin1;</text:p>
      <text:p text:style-name="P36">/*!40101 SET character_set_client = @saved_cs_client */;</text:p>
      <text:p text:style-name="P36"/>
      <text:p text:style-name="P36">--</text:p>
      <text:p text:style-name="P36">-- Dumping data for table `worst_case_10`</text:p>
      <text:p text:style-name="P36">--</text:p>
      <text:p text:style-name="P36"/>
      <text:p text:style-name="P36">LOCK TABLES `worst_case_10` WRITE;</text:p>
      <text:p text:style-name="P36">/*!40000 ALTER TABLE `worst_case_10` DISABLE KEYS */;</text:p>
      <text:p text:style-name="P36">/*!40000 ALTER TABLE `worst_case_10` ENABLE KEYS */;</text:p>
      <text:p text:style-name="P36">UNLOCK TABLES;</text:p>
      <text:p text:style-name="P36"/>
      <text:p text:style-name="P36">--</text:p>
      <text:p text:style-name="P36">-- Table structure for table `worst_case_11`</text:p>
      <text:p text:style-name="P36">--</text:p>
      <text:p text:style-name="P36"/>
      <text:p text:style-name="P36">DROP TABLE IF EXISTS `worst_case_11`;</text:p>
      <text:p text:style-name="P36">/*!40101 SET @saved_cs_client <text:s text:c="4"/>= @@character_set_client */;</text:p>
      <text:p text:style-name="P36">/*!40101 SET character_set_client = utf8 */;</text:p>
      <text:p text:style-name="P36">CREATE TABLE `worst_case_11` (</text:p>
      <text:p text:style-name="P36"><text:s text:c="2"/>`ID` int(10) NOT NULL AUTO_INCREMENT,</text:p>
      <text:p text:style-name="P36"><text:s text:c="2"/>`pylon_number` int(11) NOT NULL,</text:p>
      <text:p text:style-name="P36"><text:s text:c="2"/>`N` float NOT NULL,</text:p>
      <text:p text:style-name="P36"><text:s text:c="2"/>`Tx` float NOT NULL,</text:p>
      <text:p text:style-name="P36"><text:s text:c="2"/>`Ty` float NOT NULL,</text:p>
      <text:p text:style-name="P36"><text:s text:c="2"/>`Mx` float NOT NULL,</text:p>
      <text:p text:style-name="P36"><text:s text:c="2"/>`My` float NOT NULL,</text:p>
      <text:p text:style-name="P36"><text:s text:c="2"/>`M` float NOT NULL,</text:p>
      <text:p text:style-name="P36"><text:s text:c="2"/>`cs` float NOT NULL,</text:p>
      <text:p text:style-name="P36"><text:s text:c="2"/>`comb_number` int(11) DEFAULT NULL,</text:p>
      <text:p text:style-name="P36"><text:s text:c="2"/>`timestamp` timestamp NOT NULL DEFAULT CURRENT_TIMESTAMP ON UPDATE CURRENT_TIMESTAMP,</text:p>
      <text:p text:style-name="P36"><text:s text:c="2"/>PRIMARY KEY (`ID`),</text:p>
      <text:p text:style-name="P36"><text:s text:c="2"/>KEY `timestamp_index` (`timestamp`)</text:p>
      <text:p text:style-name="P36">) ENGINE=MyISAM DEFAULT CHARSET=latin1;</text:p>
      <text:p text:style-name="P36">/*!40101 SET character_set_client = @saved_cs_client */;</text:p>
      <text:p text:style-name="P36"/>
      <text:p text:style-name="P36">--</text:p>
      <text:p text:style-name="P36">-- Dumping data for table `worst_case_11`</text:p>
      <text:p text:style-name="P36">--</text:p>
      <text:p text:style-name="P36"/>
      <text:p text:style-name="P36">LOCK TABLES `worst_case_11` WRITE;</text:p>
      <text:p text:style-name="P36">/*!40000 ALTER TABLE `worst_case_11` DISABLE KEYS */;</text:p>
      <text:p text:style-name="P36">/*!40000 ALTER TABLE `worst_case_11` ENABLE KEYS */;</text:p>
      <text:p text:style-name="P36"><text:soft-page-break/>UNLOCK TABLES;</text:p>
      <text:p text:style-name="P36"/>
      <text:p text:style-name="P36">--</text:p>
      <text:p text:style-name="P36">-- Dumping routines for database 'rtbm'</text:p>
      <text:p text:style-name="P36">--</text:p>
      <text:p text:style-name="P36">/*!40103 SET TIME_ZONE=@OLD_TIME_ZONE */;</text:p>
      <text:p text:style-name="P36"/>
      <text:p text:style-name="P36">/*!40101 SET SQL_MODE=@OLD_SQL_MODE */;</text:p>
      <text:p text:style-name="P36">/*!40014 SET FOREIGN_KEY_CHECKS=@OLD_FOREIGN_KEY_CHECKS */;</text:p>
      <text:p text:style-name="P36">/*!40014 SET UNIQUE_CHECKS=@OLD_UNIQUE_CHECKS */;</text:p>
      <text:p text:style-name="P36">/*!40101 SET CHARACTER_SET_CLIENT=@OLD_CHARACTER_SET_CLIENT */;</text:p>
      <text:p text:style-name="P36">/*!40101 SET CHARACTER_SET_RESULTS=@OLD_CHARACTER_SET_RESULTS */;</text:p>
      <text:p text:style-name="P36">/*!40101 SET COLLATION_CONNECTION=@OLD_COLLATION_CONNECTION */;</text:p>
      <text:p text:style-name="P36">/*!40111 SET SQL_NOTES=@OLD_SQL_NOTES */;</text:p>
      <text:p text:style-name="P36"/>
      <text:p text:style-name="P36">-- Dump completed on 2014-01-13 23: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OpenSymbol" svg:font-family="OpenSymbol"/>
    <style:font-face style:name="Monospace" svg:font-family="Monospace"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100%"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706cm" fo:margin-right="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1.588cm" fo:margin-right="0cm" fo:text-indent="-1.588cm" style:auto-text-indent="false"/>
    </style:style>
    <style:style style:name="Contents_20_1" style:display-name="Contents 1" style:family="paragraph" style:parent-style-name="Standard" style:next-style-name="Standard" style:class="index">
      <style:paragraph-properties fo:margin="100%"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100%"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100%"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fo:keep-together="always"/>
    </style:style>
    <style:style style:name="Contents_20_4" style:display-name="Contents 4" style:family="paragraph" style:parent-style-name="Standard" style:next-style-name="Standard" style:class="index">
      <style:paragraph-properties fo:margin="100%" fo:margin-left="1.058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1.27cm" fo:margin-right="0cm" fo:margin-top="0cm" fo:margin-bottom="0.212cm"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0.035cm solid #000000" fo:border-bottom="0.035cm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75cm" fo:margin-right="0cm" fo:line-height="100%" fo:text-align="start" style:justify-single-word="false" fo:orphans="2" fo:widows="2" fo:text-indent="0cm" style:auto-text-indent="false" fo:background-color="#dfdfdf" fo:padding-left="0.141cm" fo:padding-right="0.141cm" fo:padding-top="0.106cm" fo:padding-bottom="0.106cm" fo:border="0.035cm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75cm" fo:margin-right="0cm" fo:line-height="100%" fo:text-align="start" style:justify-single-word="false" fo:orphans="2" fo:widows="2" fo:text-indent="0cm" style:auto-text-indent="false" fo:padding-left="0.141cm" fo:padding-right="0.141cm" fo:padding-top="0.035cm" fo:padding-bottom="0.035cm" fo:border="0.035cm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100%" fo:margin-left="0.75cm" fo:margin-right="0cm" fo:line-height="100%" fo:text-align="start" style:justify-single-word="false" fo:orphans="2" fo:widows="2" fo:text-indent="0cm" style:auto-text-indent="false" fo:padding-left="0.141cm" fo:padding-right="0.141cm" fo:padding-top="0cm" fo:padding-bottom="0cm" fo:border-left="0.018cm solid #000000" fo:border-right="0.018cm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79cm" fo:margin-right="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1</text:user-defined></text:p>
            </table:table-cell>
          </table:table-row>
          <table:table-row table:style-name="Table6.1">
            <table:table-cell table:style-name="Table6.A1" office:value-type="string">
              <text:p text:style-name="Standard"><text:title>Installation Guide</text:title></text:p>
            </table:table-cell>
            <table:table-cell table:style-name="Table6.B1" office:value-type="string">
              <text:p text:style-name="Standard"><text:s text:c="2"/>Date: <text:s/>2013-12-12</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2</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2"><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71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allation Guide</dc:title>
    <dc:subject>Real-Time Bridge Monitoring</dc:subject>
    <meta:creation-date>2003-10-20T13:55:00</meta:creation-date>
    <dc:date>2014-01-13T23:46:21.59</dc:date>
    <meta:print-date>2000-10-31T09:28:00</meta:print-date>
    <meta:editing-cycles>46</meta:editing-cycles>
    <meta:editing-duration>PT4H34M32S</meta:editing-duration>
    <meta:generator>OpenOffice/4.0.1$Win32 OpenOffice.org_project/401m5$Build-9714</meta:generator>
    <meta:document-statistic meta:table-count="5" meta:image-count="3" meta:object-count="0" meta:page-count="25" meta:paragraph-count="660" meta:word-count="4130" meta:character-count="57232"/>
    <dc:creator>Marko Brčić</dc:creator>
    <meta:user-defined meta:name="Version Number">1.1</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